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4709in"/>
    </style:style>
    <style:style style:name="co6" style:family="table-column">
      <style:table-column-properties fo:break-before="auto" style:column-width="2.1134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1.6563in"/>
    </style:style>
    <style:style style:name="co9" style:family="table-column">
      <style:table-column-properties fo:break-before="auto" style:column-width="0.9701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819in" svg:height="7.8646in" svg:x="0.0224in" svg:y="3.1906in">
            <draw:object draw:notify-on-update-of-ranges="Sheet1.A2:Sheet1.A17 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991060</text:p>
          </table:table-cell>
          <table:table-cell table:style-name="ce1" office:value-type="float" office:value="5306040" calcext:value-type="float">
            <text:p>5306040</text:p>
          </table:table-cell>
          <table:table-cell table:style-name="ce1" office:value-type="float" office:value="17036600" calcext:value-type="float">
            <text:p>17036600</text:p>
          </table:table-cell>
          <table:table-cell table:style-name="ce1" office:value-type="float" office:value="13264800" calcext:value-type="float">
            <text:p>13264800</text:p>
          </table:table-cell>
          <table:table-cell table:style-name="ce1" office:value-type="float" office:value="19157300" calcext:value-type="float">
            <text:p>19157300</text:p>
          </table:table-cell>
          <table:table-cell table:style-name="ce1" office:value-type="float" office:value="14277600" calcext:value-type="float">
            <text:p>142776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153860</text:p>
          </table:table-cell>
          <table:table-cell table:style-name="ce1" office:value-type="float" office:value="16764400" calcext:value-type="float">
            <text:p>16764400</text:p>
          </table:table-cell>
          <table:table-cell table:style-name="ce1" office:value-type="float" office:value="14462000" calcext:value-type="float">
            <text:p>14462000</text:p>
          </table:table-cell>
          <table:table-cell table:style-name="ce1" office:value-type="float" office:value="13063400" calcext:value-type="float">
            <text:p>13063400</text:p>
          </table:table-cell>
          <table:table-cell table:style-name="ce1" office:value-type="float" office:value="28701600" calcext:value-type="float">
            <text:p>28701600</text:p>
          </table:table-cell>
          <table:table-cell table:style-name="ce1" office:value-type="float" office:value="17361400" calcext:value-type="float">
            <text:p>173614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921520</text:p>
          </table:table-cell>
          <table:table-cell table:style-name="ce1" office:value-type="float" office:value="11043600" calcext:value-type="float">
            <text:p>11043600</text:p>
          </table:table-cell>
          <table:table-cell table:style-name="ce1" office:value-type="float" office:value="14837500" calcext:value-type="float">
            <text:p>14837500</text:p>
          </table:table-cell>
          <table:table-cell table:style-name="ce1" office:value-type="float" office:value="13632500" calcext:value-type="float">
            <text:p>13632500</text:p>
          </table:table-cell>
          <table:table-cell table:style-name="ce1" office:value-type="float" office:value="29499600" calcext:value-type="float">
            <text:p>29499600</text:p>
          </table:table-cell>
          <table:table-cell table:style-name="ce1" office:value-type="float" office:value="18387900" calcext:value-type="float">
            <text:p>183879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907720</text:p>
          </table:table-cell>
          <table:table-cell table:style-name="ce1" office:value-type="float" office:value="10017900" calcext:value-type="float">
            <text:p>10017900</text:p>
          </table:table-cell>
          <table:table-cell table:style-name="ce1" office:value-type="float" office:value="13028900" calcext:value-type="float">
            <text:p>13028900</text:p>
          </table:table-cell>
          <table:table-cell table:style-name="ce1" office:value-type="float" office:value="13346900" calcext:value-type="float">
            <text:p>13346900</text:p>
          </table:table-cell>
          <table:table-cell table:style-name="ce1" office:value-type="float" office:value="25854900" calcext:value-type="float">
            <text:p>25854900</text:p>
          </table:table-cell>
          <table:table-cell table:style-name="ce1" office:value-type="float" office:value="16301100" calcext:value-type="float">
            <text:p>163011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914040</text:p>
          </table:table-cell>
          <table:table-cell table:style-name="ce1" office:value-type="float" office:value="8561350" calcext:value-type="float">
            <text:p>8561350</text:p>
          </table:table-cell>
          <table:table-cell table:style-name="ce1" office:value-type="float" office:value="12302900" calcext:value-type="float">
            <text:p>12302900</text:p>
          </table:table-cell>
          <table:table-cell table:style-name="ce1" office:value-type="float" office:value="13153500" calcext:value-type="float">
            <text:p>13153500</text:p>
          </table:table-cell>
          <table:table-cell table:style-name="ce1" office:value-type="float" office:value="27872000" calcext:value-type="float">
            <text:p>27872000</text:p>
          </table:table-cell>
          <table:table-cell table:style-name="ce1" office:value-type="float" office:value="15020800" calcext:value-type="float">
            <text:p>1502080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900180</text:p>
          </table:table-cell>
          <table:table-cell table:style-name="ce1" office:value-type="float" office:value="7786040" calcext:value-type="float">
            <text:p>7786040</text:p>
          </table:table-cell>
          <table:table-cell table:style-name="ce1" office:value-type="float" office:value="13111800" calcext:value-type="float">
            <text:p>13111800</text:p>
          </table:table-cell>
          <table:table-cell table:style-name="ce1" office:value-type="float" office:value="12576900" calcext:value-type="float">
            <text:p>12576900</text:p>
          </table:table-cell>
          <table:table-cell table:style-name="ce1" office:value-type="float" office:value="27193400" calcext:value-type="float">
            <text:p>27193400</text:p>
          </table:table-cell>
          <table:table-cell table:style-name="ce1" office:value-type="float" office:value="15660400" calcext:value-type="float">
            <text:p>1566040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356950</text:p>
          </table:table-cell>
          <table:table-cell table:style-name="ce1" office:value-type="float" office:value="7178680" calcext:value-type="float">
            <text:p>7178680</text:p>
          </table:table-cell>
          <table:table-cell table:style-name="ce1" office:value-type="float" office:value="13193700" calcext:value-type="float">
            <text:p>13193700</text:p>
          </table:table-cell>
          <table:table-cell table:style-name="ce1" office:value-type="float" office:value="13706000" calcext:value-type="float">
            <text:p>13706000</text:p>
          </table:table-cell>
          <table:table-cell table:style-name="ce1" office:value-type="float" office:value="25352000" calcext:value-type="float">
            <text:p>25352000</text:p>
          </table:table-cell>
          <table:table-cell table:style-name="ce1" office:value-type="float" office:value="14908000" calcext:value-type="float">
            <text:p>1490800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139600</text:p>
          </table:table-cell>
          <table:table-cell table:style-name="ce1" office:value-type="float" office:value="6919100" calcext:value-type="float">
            <text:p>6919100</text:p>
          </table:table-cell>
          <table:table-cell table:style-name="ce1" office:value-type="float" office:value="13156800" calcext:value-type="float">
            <text:p>13156800</text:p>
          </table:table-cell>
          <table:table-cell table:style-name="ce1" office:value-type="float" office:value="12895600" calcext:value-type="float">
            <text:p>12895600</text:p>
          </table:table-cell>
          <table:table-cell table:style-name="ce1" office:value-type="float" office:value="23432200" calcext:value-type="float">
            <text:p>23432200</text:p>
          </table:table-cell>
          <table:table-cell table:style-name="ce1" office:value-type="float" office:value="14490400" calcext:value-type="float">
            <text:p>144904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038340</text:p>
          </table:table-cell>
          <table:table-cell table:style-name="ce1" office:value-type="float" office:value="6908920" calcext:value-type="float">
            <text:p>6908920</text:p>
          </table:table-cell>
          <table:table-cell table:style-name="ce1" office:value-type="float" office:value="10830200" calcext:value-type="float">
            <text:p>10830200</text:p>
          </table:table-cell>
          <table:table-cell table:style-name="ce1" office:value-type="float" office:value="12642500" calcext:value-type="float">
            <text:p>12642500</text:p>
          </table:table-cell>
          <table:table-cell table:style-name="ce1" office:value-type="float" office:value="17363400" calcext:value-type="float">
            <text:p>17363400</text:p>
          </table:table-cell>
          <table:table-cell table:style-name="ce1" office:value-type="float" office:value="14402300" calcext:value-type="float">
            <text:p>144023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321270</text:p>
          </table:table-cell>
          <table:table-cell table:style-name="ce1" office:value-type="float" office:value="6153660" calcext:value-type="float">
            <text:p>6153660</text:p>
          </table:table-cell>
          <table:table-cell table:style-name="ce1" office:value-type="float" office:value="10952500" calcext:value-type="float">
            <text:p>10952500</text:p>
          </table:table-cell>
          <table:table-cell table:style-name="ce1" office:value-type="float" office:value="9146930" calcext:value-type="float">
            <text:p>9146930</text:p>
          </table:table-cell>
          <table:table-cell table:style-name="ce1" office:value-type="float" office:value="17620500" calcext:value-type="float">
            <text:p>17620500</text:p>
          </table:table-cell>
          <table:table-cell table:style-name="ce1" office:value-type="float" office:value="12158300" calcext:value-type="float">
            <text:p>121583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396970</text:p>
          </table:table-cell>
          <table:table-cell table:style-name="ce1" office:value-type="float" office:value="5756020" calcext:value-type="float">
            <text:p>5756020</text:p>
          </table:table-cell>
          <table:table-cell table:style-name="ce1" office:value-type="float" office:value="9279890" calcext:value-type="float">
            <text:p>9279890</text:p>
          </table:table-cell>
          <table:table-cell table:style-name="ce1" office:value-type="float" office:value="9167920" calcext:value-type="float">
            <text:p>9167920</text:p>
          </table:table-cell>
          <table:table-cell table:style-name="ce1" office:value-type="float" office:value="15564400" calcext:value-type="float">
            <text:p>15564400</text:p>
          </table:table-cell>
          <table:table-cell table:style-name="ce1" office:value-type="float" office:value="11861700" calcext:value-type="float">
            <text:p>1186170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056820</text:p>
          </table:table-cell>
          <table:table-cell table:style-name="ce1" office:value-type="float" office:value="5711420" calcext:value-type="float">
            <text:p>5711420</text:p>
          </table:table-cell>
          <table:table-cell table:style-name="ce1" office:value-type="float" office:value="9534610" calcext:value-type="float">
            <text:p>9534610</text:p>
          </table:table-cell>
          <table:table-cell table:style-name="ce1" office:value-type="float" office:value="8793040" calcext:value-type="float">
            <text:p>8793040</text:p>
          </table:table-cell>
          <table:table-cell table:style-name="ce1" office:value-type="float" office:value="15190600" calcext:value-type="float">
            <text:p>15190600</text:p>
          </table:table-cell>
          <table:table-cell table:style-name="ce1" office:value-type="float" office:value="9858190" calcext:value-type="float">
            <text:p>985819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603020</text:p>
          </table:table-cell>
          <table:table-cell table:style-name="ce1" office:value-type="float" office:value="5078100" calcext:value-type="float">
            <text:p>5078100</text:p>
          </table:table-cell>
          <table:table-cell table:style-name="ce1" office:value-type="float" office:value="8648190" calcext:value-type="float">
            <text:p>8648190</text:p>
          </table:table-cell>
          <table:table-cell table:style-name="ce1" office:value-type="float" office:value="7466340" calcext:value-type="float">
            <text:p>7466340</text:p>
          </table:table-cell>
          <table:table-cell table:style-name="ce1" office:value-type="float" office:value="16318500" calcext:value-type="float">
            <text:p>16318500</text:p>
          </table:table-cell>
          <table:table-cell table:style-name="ce1" office:value-type="float" office:value="9470480" calcext:value-type="float">
            <text:p>947048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346290</text:p>
          </table:table-cell>
          <table:table-cell table:style-name="ce1" office:value-type="float" office:value="4606230" calcext:value-type="float">
            <text:p>4606230</text:p>
          </table:table-cell>
          <table:table-cell table:style-name="ce1" office:value-type="float" office:value="7456810" calcext:value-type="float">
            <text:p>7456810</text:p>
          </table:table-cell>
          <table:table-cell table:style-name="ce1" office:value-type="float" office:value="6785250" calcext:value-type="float">
            <text:p>6785250</text:p>
          </table:table-cell>
          <table:table-cell table:style-name="ce1" office:value-type="float" office:value="14199900" calcext:value-type="float">
            <text:p>14199900</text:p>
          </table:table-cell>
          <table:table-cell table:style-name="ce1" office:value-type="float" office:value="10690800" calcext:value-type="float">
            <text:p>1069080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988350</text:p>
          </table:table-cell>
          <table:table-cell table:style-name="ce1" office:value-type="float" office:value="4517760" calcext:value-type="float">
            <text:p>4517760</text:p>
          </table:table-cell>
          <table:table-cell table:style-name="ce1" office:value-type="float" office:value="7746190" calcext:value-type="float">
            <text:p>7746190</text:p>
          </table:table-cell>
          <table:table-cell table:style-name="ce1" office:value-type="float" office:value="7052360" calcext:value-type="float">
            <text:p>7052360</text:p>
          </table:table-cell>
          <table:table-cell table:style-name="ce1" office:value-type="float" office:value="16419400" calcext:value-type="float">
            <text:p>16419400</text:p>
          </table:table-cell>
          <table:table-cell table:style-name="ce1" office:value-type="float" office:value="8792690" calcext:value-type="float">
            <text:p>879269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378850</text:p>
          </table:table-cell>
          <table:table-cell table:style-name="ce1" office:value-type="float" office:value="4722810" calcext:value-type="float">
            <text:p>4722810</text:p>
          </table:table-cell>
          <table:table-cell table:style-name="ce1" office:value-type="float" office:value="6609830" calcext:value-type="float">
            <text:p>6609830</text:p>
          </table:table-cell>
          <table:table-cell table:style-name="ce1" office:value-type="float" office:value="6489910" calcext:value-type="float">
            <text:p>6489910</text:p>
          </table:table-cell>
          <table:table-cell table:style-name="ce1" office:value-type="float" office:value="13843800" calcext:value-type="float">
            <text:p>13843800</text:p>
          </table:table-cell>
          <table:table-cell table:style-name="ce1" office:value-type="float" office:value="9655560" calcext:value-type="float">
            <text:p>9655560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3.9819in" svg:height="7.8646in" svg:x="0.0224in" svg:y="3.1906in">
            <draw:object draw:notify-on-update-of-ranges="Sheet2.A2:Sheet2.A17 Sheet2.B1:Sheet2.B1 Sheet2.B2:Sheet2.B17 Sheet2.C1:Sheet2.C1 Sheet2.C2:Sheet2.C17 Sheet2.D1:Sheet2.D1 Sheet2.D2:Sheet2.D17 Sheet2.E1:Sheet2.E1 Sheet2.E2:Sheet2.E17 Sheet2.F1:Sheet2.F1 Sheet2.F2:Sheet2.F17 Sheet2.G1:Sheet2.G1 Sheet2.G2:Sheet2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473480" calcext:value-type="float">
            <text:p>3473480</text:p>
          </table:table-cell>
          <table:table-cell table:style-name="ce1" office:value-type="float" office:value="2733910" calcext:value-type="float">
            <text:p>2733910</text:p>
          </table:table-cell>
          <table:table-cell table:style-name="ce1" office:value-type="float" office:value="8829180" calcext:value-type="float">
            <text:p>8829180</text:p>
          </table:table-cell>
          <table:table-cell table:style-name="ce1" office:value-type="float" office:value="5704440" calcext:value-type="float">
            <text:p>5704440</text:p>
          </table:table-cell>
          <table:table-cell table:style-name="ce1" office:value-type="float" office:value="11201900" calcext:value-type="float">
            <text:p>11201900</text:p>
          </table:table-cell>
          <table:table-cell table:style-name="ce1" office:value-type="float" office:value="9101220" calcext:value-type="float">
            <text:p>910122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64200" calcext:value-type="float">
            <text:p>2364200</text:p>
          </table:table-cell>
          <table:table-cell table:style-name="ce1" office:value-type="float" office:value="2463470" calcext:value-type="float">
            <text:p>2463470</text:p>
          </table:table-cell>
          <table:table-cell table:style-name="ce1" office:value-type="float" office:value="6047660" calcext:value-type="float">
            <text:p>6047660</text:p>
          </table:table-cell>
          <table:table-cell table:style-name="ce1" office:value-type="float" office:value="6560310" calcext:value-type="float">
            <text:p>6560310</text:p>
          </table:table-cell>
          <table:table-cell table:style-name="ce1" office:value-type="float" office:value="7550130" calcext:value-type="float">
            <text:p>7550130</text:p>
          </table:table-cell>
          <table:table-cell table:style-name="ce1" office:value-type="float" office:value="5540690" calcext:value-type="float">
            <text:p>554069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3560" calcext:value-type="float">
            <text:p>1103560</text:p>
          </table:table-cell>
          <table:table-cell table:style-name="ce1" office:value-type="float" office:value="2173360" calcext:value-type="float">
            <text:p>2173360</text:p>
          </table:table-cell>
          <table:table-cell table:style-name="ce1" office:value-type="float" office:value="3718750" calcext:value-type="float">
            <text:p>3718750</text:p>
          </table:table-cell>
          <table:table-cell table:style-name="ce1" office:value-type="float" office:value="2681860" calcext:value-type="float">
            <text:p>2681860</text:p>
          </table:table-cell>
          <table:table-cell table:style-name="ce1" office:value-type="float" office:value="12185400" calcext:value-type="float">
            <text:p>12185400</text:p>
          </table:table-cell>
          <table:table-cell table:style-name="ce1" office:value-type="float" office:value="6222280" calcext:value-type="float">
            <text:p>622228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85820" calcext:value-type="float">
            <text:p>1385820</text:p>
          </table:table-cell>
          <table:table-cell table:style-name="ce1" office:value-type="float" office:value="1420530" calcext:value-type="float">
            <text:p>1420530</text:p>
          </table:table-cell>
          <table:table-cell table:style-name="ce1" office:value-type="float" office:value="3722100" calcext:value-type="float">
            <text:p>3722100</text:p>
          </table:table-cell>
          <table:table-cell table:style-name="ce1" office:value-type="float" office:value="2925910" calcext:value-type="float">
            <text:p>2925910</text:p>
          </table:table-cell>
          <table:table-cell table:style-name="ce1" office:value-type="float" office:value="10031600" calcext:value-type="float">
            <text:p>10031600</text:p>
          </table:table-cell>
          <table:table-cell table:style-name="ce1" office:value-type="float" office:value="5845920" calcext:value-type="float">
            <text:p>584592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310870" calcext:value-type="float">
            <text:p>1310870</text:p>
          </table:table-cell>
          <table:table-cell table:style-name="ce1" office:value-type="float" office:value="1148620" calcext:value-type="float">
            <text:p>1148620</text:p>
          </table:table-cell>
          <table:table-cell table:style-name="ce1" office:value-type="float" office:value="2706870" calcext:value-type="float">
            <text:p>2706870</text:p>
          </table:table-cell>
          <table:table-cell table:style-name="ce1" office:value-type="float" office:value="1552510" calcext:value-type="float">
            <text:p>1552510</text:p>
          </table:table-cell>
          <table:table-cell table:style-name="ce1" office:value-type="float" office:value="9130070" calcext:value-type="float">
            <text:p>9130070</text:p>
          </table:table-cell>
          <table:table-cell table:style-name="ce1" office:value-type="float" office:value="4467630" calcext:value-type="float">
            <text:p>446763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85620" calcext:value-type="float">
            <text:p>1185620</text:p>
          </table:table-cell>
          <table:table-cell table:style-name="ce1" office:value-type="float" office:value="965964" calcext:value-type="float">
            <text:p>965964</text:p>
          </table:table-cell>
          <table:table-cell table:style-name="ce1" office:value-type="float" office:value="2860610" calcext:value-type="float">
            <text:p>2860610</text:p>
          </table:table-cell>
          <table:table-cell table:style-name="ce1" office:value-type="float" office:value="935864" calcext:value-type="float">
            <text:p>935864</text:p>
          </table:table-cell>
          <table:table-cell table:style-name="ce1" office:value-type="float" office:value="7505660" calcext:value-type="float">
            <text:p>7505660</text:p>
          </table:table-cell>
          <table:table-cell table:style-name="ce1" office:value-type="float" office:value="6819980" calcext:value-type="float">
            <text:p>681998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8950" calcext:value-type="float">
            <text:p>1278950</text:p>
          </table:table-cell>
          <table:table-cell table:style-name="ce1" office:value-type="float" office:value="667929" calcext:value-type="float">
            <text:p>667929</text:p>
          </table:table-cell>
          <table:table-cell table:style-name="ce1" office:value-type="float" office:value="2799000" calcext:value-type="float">
            <text:p>2799000</text:p>
          </table:table-cell>
          <table:table-cell table:style-name="ce1" office:value-type="float" office:value="1869850" calcext:value-type="float">
            <text:p>1869850</text:p>
          </table:table-cell>
          <table:table-cell table:style-name="ce1" office:value-type="float" office:value="3108310" calcext:value-type="float">
            <text:p>3108310</text:p>
          </table:table-cell>
          <table:table-cell table:style-name="ce1" office:value-type="float" office:value="3860560" calcext:value-type="float">
            <text:p>386056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13290" calcext:value-type="float">
            <text:p>1213290</text:p>
          </table:table-cell>
          <table:table-cell table:style-name="ce1" office:value-type="float" office:value="672941" calcext:value-type="float">
            <text:p>672941</text:p>
          </table:table-cell>
          <table:table-cell table:style-name="ce1" office:value-type="float" office:value="1853400" calcext:value-type="float">
            <text:p>1853400</text:p>
          </table:table-cell>
          <table:table-cell table:style-name="ce1" office:value-type="float" office:value="788571" calcext:value-type="float">
            <text:p>788571</text:p>
          </table:table-cell>
          <table:table-cell table:style-name="ce1" office:value-type="float" office:value="4786050" calcext:value-type="float">
            <text:p>4786050</text:p>
          </table:table-cell>
          <table:table-cell table:style-name="ce1" office:value-type="float" office:value="3518310" calcext:value-type="float">
            <text:p>351831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325600" calcext:value-type="float">
            <text:p>1325600</text:p>
          </table:table-cell>
          <table:table-cell table:style-name="ce1" office:value-type="float" office:value="464745" calcext:value-type="float">
            <text:p>464745</text:p>
          </table:table-cell>
          <table:table-cell table:style-name="ce1" office:value-type="float" office:value="1773780" calcext:value-type="float">
            <text:p>1773780</text:p>
          </table:table-cell>
          <table:table-cell table:style-name="ce1" office:value-type="float" office:value="1312410" calcext:value-type="float">
            <text:p>1312410</text:p>
          </table:table-cell>
          <table:table-cell table:style-name="ce1" office:value-type="float" office:value="6627490" calcext:value-type="float">
            <text:p>6627490</text:p>
          </table:table-cell>
          <table:table-cell table:style-name="ce1" office:value-type="float" office:value="3181410" calcext:value-type="float">
            <text:p>318141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32660" calcext:value-type="float">
            <text:p>1332660</text:p>
          </table:table-cell>
          <table:table-cell table:style-name="ce1" office:value-type="float" office:value="419756" calcext:value-type="float">
            <text:p>419756</text:p>
          </table:table-cell>
          <table:table-cell table:style-name="ce1" office:value-type="float" office:value="1913900" calcext:value-type="float">
            <text:p>1913900</text:p>
          </table:table-cell>
          <table:table-cell table:style-name="ce1" office:value-type="float" office:value="954688" calcext:value-type="float">
            <text:p>954688</text:p>
          </table:table-cell>
          <table:table-cell table:style-name="ce1" office:value-type="float" office:value="7185160" calcext:value-type="float">
            <text:p>7185160</text:p>
          </table:table-cell>
          <table:table-cell table:style-name="ce1" office:value-type="float" office:value="6746480" calcext:value-type="float">
            <text:p>674648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83970" calcext:value-type="float">
            <text:p>1283970</text:p>
          </table:table-cell>
          <table:table-cell table:style-name="ce1" office:value-type="float" office:value="305301" calcext:value-type="float">
            <text:p>305301</text:p>
          </table:table-cell>
          <table:table-cell table:style-name="ce1" office:value-type="float" office:value="1852320" calcext:value-type="float">
            <text:p>1852320</text:p>
          </table:table-cell>
          <table:table-cell table:style-name="ce1" office:value-type="float" office:value="844087" calcext:value-type="float">
            <text:p>844087</text:p>
          </table:table-cell>
          <table:table-cell table:style-name="ce1" office:value-type="float" office:value="2131270" calcext:value-type="float">
            <text:p>2131270</text:p>
          </table:table-cell>
          <table:table-cell table:style-name="ce1" office:value-type="float" office:value="3695370" calcext:value-type="float">
            <text:p>369537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4040" calcext:value-type="float">
            <text:p>1254040</text:p>
          </table:table-cell>
          <table:table-cell table:style-name="ce1" office:value-type="float" office:value="330663" calcext:value-type="float">
            <text:p>330663</text:p>
          </table:table-cell>
          <table:table-cell table:style-name="ce1" office:value-type="float" office:value="1683770" calcext:value-type="float">
            <text:p>1683770</text:p>
          </table:table-cell>
          <table:table-cell table:style-name="ce1" office:value-type="float" office:value="932552" calcext:value-type="float">
            <text:p>932552</text:p>
          </table:table-cell>
          <table:table-cell table:style-name="ce1" office:value-type="float" office:value="4041340" calcext:value-type="float">
            <text:p>4041340</text:p>
          </table:table-cell>
          <table:table-cell table:style-name="ce1" office:value-type="float" office:value="5467240" calcext:value-type="float">
            <text:p>546724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40750" calcext:value-type="float">
            <text:p>1240750</text:p>
          </table:table-cell>
          <table:table-cell table:style-name="ce1" office:value-type="float" office:value="318582" calcext:value-type="float">
            <text:p>318582</text:p>
          </table:table-cell>
          <table:table-cell table:style-name="ce1" office:value-type="float" office:value="1675850" calcext:value-type="float">
            <text:p>1675850</text:p>
          </table:table-cell>
          <table:table-cell table:style-name="ce1" office:value-type="float" office:value="999302" calcext:value-type="float">
            <text:p>999302</text:p>
          </table:table-cell>
          <table:table-cell table:style-name="ce1" office:value-type="float" office:value="6947900" calcext:value-type="float">
            <text:p>6947900</text:p>
          </table:table-cell>
          <table:table-cell table:style-name="ce1" office:value-type="float" office:value="3535560" calcext:value-type="float">
            <text:p>353556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14180" calcext:value-type="float">
            <text:p>1214180</text:p>
          </table:table-cell>
          <table:table-cell table:style-name="ce1" office:value-type="float" office:value="264234" calcext:value-type="float">
            <text:p>264234</text:p>
          </table:table-cell>
          <table:table-cell table:style-name="ce1" office:value-type="float" office:value="1434660" calcext:value-type="float">
            <text:p>1434660</text:p>
          </table:table-cell>
          <table:table-cell table:style-name="ce1" office:value-type="float" office:value="1023100" calcext:value-type="float">
            <text:p>1023100</text:p>
          </table:table-cell>
          <table:table-cell table:style-name="ce1" office:value-type="float" office:value="3066940" calcext:value-type="float">
            <text:p>3066940</text:p>
          </table:table-cell>
          <table:table-cell table:style-name="ce1" office:value-type="float" office:value="4218520" calcext:value-type="float">
            <text:p>421852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13750" calcext:value-type="float">
            <text:p>1313750</text:p>
          </table:table-cell>
          <table:table-cell table:style-name="ce1" office:value-type="float" office:value="275760" calcext:value-type="float">
            <text:p>275760</text:p>
          </table:table-cell>
          <table:table-cell table:style-name="ce1" office:value-type="float" office:value="1649970" calcext:value-type="float">
            <text:p>1649970</text:p>
          </table:table-cell>
          <table:table-cell table:style-name="ce1" office:value-type="float" office:value="912436" calcext:value-type="float">
            <text:p>912436</text:p>
          </table:table-cell>
          <table:table-cell table:style-name="ce1" office:value-type="float" office:value="1628340" calcext:value-type="float">
            <text:p>1628340</text:p>
          </table:table-cell>
          <table:table-cell table:style-name="ce1" office:value-type="float" office:value="3238330" calcext:value-type="float">
            <text:p>323833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8380" calcext:value-type="float">
            <text:p>1258380</text:p>
          </table:table-cell>
          <table:table-cell table:style-name="ce1" office:value-type="float" office:value="265203" calcext:value-type="float">
            <text:p>265203</text:p>
          </table:table-cell>
          <table:table-cell table:style-name="ce1" office:value-type="float" office:value="1382370" calcext:value-type="float">
            <text:p>1382370</text:p>
          </table:table-cell>
          <table:table-cell table:style-name="ce1" office:value-type="float" office:value="869294" calcext:value-type="float">
            <text:p>869294</text:p>
          </table:table-cell>
          <table:table-cell table:style-name="ce1" office:value-type="float" office:value="1790170" calcext:value-type="float">
            <text:p>1790170</text:p>
          </table:table-cell>
          <table:table-cell table:style-name="ce1" office:value-type="float" office:value="3449970" calcext:value-type="float">
            <text:p>3449970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4.8902in" svg:height="8.3752in" svg:x="0in" svg:y="3.5768in">
            <draw:object draw:notify-on-update-of-ranges="Sheet3.A1:Sheet3.A1 Sheet3.A2:Sheet3.A17 Sheet3.B1:Sheet3.B1 Sheet3.B2:Sheet3.B17 Sheet3.C1:Sheet3.C1 Sheet3.C2:Sheet3.C17 Sheet3.D1:Sheet3.D1 Sheet3.D2:Sheet3.D17 Sheet3.E1:Sheet3.E1 Sheet3.E2:Sheet3.E17 Sheet3.F1:Sheet3.F1 Sheet3.F2:Sheet3.F17 Sheet3.G1:Sheet3.G1 Sheet3.G2:Sheet3.G17 Sheet3.H1:Sheet3.H1 Sheet3.H2:Sheet3.H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3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MPSCQueue.Yielding</text:p>
          </table:table-cell>
          <table:table-cell office:value-type="string" calcext:value-type="string">
            <text:p>MPSCQueue.Parking</text:p>
          </table:table-cell>
          <table:table-cell office:value-type="string" calcext:value-type="string">
            <text:p>MPSCQueue.Bounded.Yielding</text:p>
          </table:table-cell>
          <table:table-cell office:value-type="string" calcext:value-type="string">
            <text:p>MPMCQueue.Yielding</text:p>
          </table:table-cell>
          <table:table-cell office:value-type="string" calcext:value-type="string">
            <text:p>MPMCQueue.Parking</text:p>
          </table:table-cell>
          <table:table-cell office:value-type="string" calcext:value-type="string">
            <text:p>MPMCQueue.Bounded.Yielding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7718980" calcext:value-type="float">
            <text:p>7718980</text:p>
          </table:table-cell>
          <table:table-cell table:style-name="ce1" office:value-type="float" office:value="23943800" calcext:value-type="float">
            <text:p>23943800</text:p>
          </table:table-cell>
          <table:table-cell table:style-name="ce1" office:value-type="float" office:value="7486170" calcext:value-type="float">
            <text:p>7486170</text:p>
          </table:table-cell>
          <table:table-cell table:style-name="ce1" office:value-type="float" office:value="18072000" calcext:value-type="float">
            <text:p>18072000</text:p>
          </table:table-cell>
          <table:table-cell table:style-name="ce1" office:value-type="float" office:value="19031700" calcext:value-type="float">
            <text:p>19031700</text:p>
          </table:table-cell>
          <table:table-cell table:style-name="ce1" office:value-type="float" office:value="20988100" calcext:value-type="float">
            <text:p>20988100</text:p>
          </table:table-cell>
          <table:table-cell table:style-name="ce1" office:value-type="float" office:value="15018900" calcext:value-type="float">
            <text:p>15018900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float" office:value="6166400" calcext:value-type="float">
            <text:p>6166400</text:p>
          </table:table-cell>
          <table:table-cell table:style-name="ce1" office:value-type="float" office:value="22105100" calcext:value-type="float">
            <text:p>22105100</text:p>
          </table:table-cell>
          <table:table-cell table:style-name="ce1" office:value-type="float" office:value="17698800" calcext:value-type="float">
            <text:p>17698800</text:p>
          </table:table-cell>
          <table:table-cell table:style-name="ce1" office:value-type="float" office:value="13418500" calcext:value-type="float">
            <text:p>13418500</text:p>
          </table:table-cell>
          <table:table-cell table:style-name="ce1" office:value-type="float" office:value="25056200" calcext:value-type="float">
            <text:p>25056200</text:p>
          </table:table-cell>
          <table:table-cell table:style-name="ce1" office:value-type="float" office:value="17117700" calcext:value-type="float">
            <text:p>17117700</text:p>
          </table:table-cell>
          <table:table-cell table:style-name="ce1" office:value-type="float" office:value="13535500" calcext:value-type="float">
            <text:p>13535500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float" office:value="6825880" calcext:value-type="float">
            <text:p>6825880</text:p>
          </table:table-cell>
          <table:table-cell table:style-name="ce1" office:value-type="float" office:value="30233200" calcext:value-type="float">
            <text:p>30233200</text:p>
          </table:table-cell>
          <table:table-cell table:style-name="ce1" office:value-type="float" office:value="27001900" calcext:value-type="float">
            <text:p>27001900</text:p>
          </table:table-cell>
          <table:table-cell table:style-name="ce1" office:value-type="float" office:value="18338900" calcext:value-type="float">
            <text:p>18338900</text:p>
          </table:table-cell>
          <table:table-cell table:style-name="ce1" office:value-type="float" office:value="19702400" calcext:value-type="float">
            <text:p>19702400</text:p>
          </table:table-cell>
          <table:table-cell table:style-name="ce1" office:value-type="float" office:value="18646600" calcext:value-type="float">
            <text:p>18646600</text:p>
          </table:table-cell>
          <table:table-cell table:style-name="ce1" office:value-type="float" office:value="17088500" calcext:value-type="float">
            <text:p>17088500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float" office:value="7012530" calcext:value-type="float">
            <text:p>7012530</text:p>
          </table:table-cell>
          <table:table-cell table:style-name="ce1" office:value-type="float" office:value="33704100" calcext:value-type="float">
            <text:p>33704100</text:p>
          </table:table-cell>
          <table:table-cell table:style-name="ce1" office:value-type="float" office:value="29370500" calcext:value-type="float">
            <text:p>29370500</text:p>
          </table:table-cell>
          <table:table-cell table:style-name="ce1" office:value-type="float" office:value="21925600" calcext:value-type="float">
            <text:p>21925600</text:p>
          </table:table-cell>
          <table:table-cell table:style-name="ce1" office:value-type="float" office:value="21042000" calcext:value-type="float">
            <text:p>21042000</text:p>
          </table:table-cell>
          <table:table-cell table:style-name="ce1" office:value-type="float" office:value="21564800" calcext:value-type="float">
            <text:p>21564800</text:p>
          </table:table-cell>
          <table:table-cell table:style-name="ce1" office:value-type="float" office:value="19133000" calcext:value-type="float">
            <text:p>19133000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float" office:value="6992230" calcext:value-type="float">
            <text:p>6992230</text:p>
          </table:table-cell>
          <table:table-cell table:style-name="ce1" office:value-type="float" office:value="30662900" calcext:value-type="float">
            <text:p>30662900</text:p>
          </table:table-cell>
          <table:table-cell table:style-name="ce1" office:value-type="float" office:value="31606500" calcext:value-type="float">
            <text:p>31606500</text:p>
          </table:table-cell>
          <table:table-cell table:style-name="ce1" office:value-type="float" office:value="24178100" calcext:value-type="float">
            <text:p>24178100</text:p>
          </table:table-cell>
          <table:table-cell table:style-name="ce1" office:value-type="float" office:value="22255200" calcext:value-type="float">
            <text:p>22255200</text:p>
          </table:table-cell>
          <table:table-cell table:style-name="ce1" office:value-type="float" office:value="23341700" calcext:value-type="float">
            <text:p>23341700</text:p>
          </table:table-cell>
          <table:table-cell table:style-name="ce1" office:value-type="float" office:value="20351900" calcext:value-type="float">
            <text:p>20351900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" office:value-type="float" office:value="7011310" calcext:value-type="float">
            <text:p>7011310</text:p>
          </table:table-cell>
          <table:table-cell table:style-name="ce1" office:value-type="float" office:value="30483100" calcext:value-type="float">
            <text:p>30483100</text:p>
          </table:table-cell>
          <table:table-cell table:style-name="ce1" office:value-type="float" office:value="35083600" calcext:value-type="float">
            <text:p>35083600</text:p>
          </table:table-cell>
          <table:table-cell table:style-name="ce1" office:value-type="float" office:value="26620600" calcext:value-type="float">
            <text:p>26620600</text:p>
          </table:table-cell>
          <table:table-cell table:style-name="ce1" office:value-type="float" office:value="17813500" calcext:value-type="float">
            <text:p>17813500</text:p>
          </table:table-cell>
          <table:table-cell table:style-name="ce1" office:value-type="float" office:value="17778100" calcext:value-type="float">
            <text:p>17778100</text:p>
          </table:table-cell>
          <table:table-cell table:style-name="ce1" office:value-type="float" office:value="19469500" calcext:value-type="float">
            <text:p>19469500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" office:value-type="float" office:value="7095850" calcext:value-type="float">
            <text:p>7095850</text:p>
          </table:table-cell>
          <table:table-cell table:style-name="ce1" office:value-type="float" office:value="28400200" calcext:value-type="float">
            <text:p>28400200</text:p>
          </table:table-cell>
          <table:table-cell table:style-name="ce1" office:value-type="float" office:value="40022700" calcext:value-type="float">
            <text:p>40022700</text:p>
          </table:table-cell>
          <table:table-cell table:style-name="ce1" office:value-type="float" office:value="25613700" calcext:value-type="float">
            <text:p>25613700</text:p>
          </table:table-cell>
          <table:table-cell table:style-name="ce1" office:value-type="float" office:value="13446300" calcext:value-type="float">
            <text:p>13446300</text:p>
          </table:table-cell>
          <table:table-cell table:style-name="ce1" office:value-type="float" office:value="14439400" calcext:value-type="float">
            <text:p>14439400</text:p>
          </table:table-cell>
          <table:table-cell table:style-name="ce1" office:value-type="float" office:value="20042900" calcext:value-type="float">
            <text:p>20042900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" office:value-type="float" office:value="6886280" calcext:value-type="float">
            <text:p>6886280</text:p>
          </table:table-cell>
          <table:table-cell table:style-name="ce1" office:value-type="float" office:value="27570600" calcext:value-type="float">
            <text:p>27570600</text:p>
          </table:table-cell>
          <table:table-cell table:style-name="ce1" office:value-type="float" office:value="34910700" calcext:value-type="float">
            <text:p>34910700</text:p>
          </table:table-cell>
          <table:table-cell table:style-name="ce1" office:value-type="float" office:value="25256100" calcext:value-type="float">
            <text:p>25256100</text:p>
          </table:table-cell>
          <table:table-cell table:style-name="ce1" office:value-type="float" office:value="9856980" calcext:value-type="float">
            <text:p>9856980</text:p>
          </table:table-cell>
          <table:table-cell table:style-name="ce1" office:value-type="float" office:value="14947500" calcext:value-type="float">
            <text:p>14947500</text:p>
          </table:table-cell>
          <table:table-cell table:style-name="ce1" office:value-type="float" office:value="20496000" calcext:value-type="float">
            <text:p>20496000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" office:value-type="float" office:value="6919610" calcext:value-type="float">
            <text:p>6919610</text:p>
          </table:table-cell>
          <table:table-cell table:style-name="ce1" office:value-type="float" office:value="25409900" calcext:value-type="float">
            <text:p>25409900</text:p>
          </table:table-cell>
          <table:table-cell table:style-name="ce1" office:value-type="float" office:value="30711400" calcext:value-type="float">
            <text:p>30711400</text:p>
          </table:table-cell>
          <table:table-cell table:style-name="ce1" office:value-type="float" office:value="24948400" calcext:value-type="float">
            <text:p>24948400</text:p>
          </table:table-cell>
          <table:table-cell table:style-name="ce1" office:value-type="float" office:value="7901300" calcext:value-type="float">
            <text:p>7901300</text:p>
          </table:table-cell>
          <table:table-cell table:style-name="ce1" office:value-type="float" office:value="14453700" calcext:value-type="float">
            <text:p>14453700</text:p>
          </table:table-cell>
          <table:table-cell table:style-name="ce1" office:value-type="float" office:value="20644700" calcext:value-type="float">
            <text:p>20644700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" office:value-type="float" office:value="6971050" calcext:value-type="float">
            <text:p>6971050</text:p>
          </table:table-cell>
          <table:table-cell table:style-name="ce1" office:value-type="float" office:value="27060600" calcext:value-type="float">
            <text:p>27060600</text:p>
          </table:table-cell>
          <table:table-cell table:style-name="ce1" office:value-type="float" office:value="21282700" calcext:value-type="float">
            <text:p>21282700</text:p>
          </table:table-cell>
          <table:table-cell table:style-name="ce1" office:value-type="float" office:value="23412700" calcext:value-type="float">
            <text:p>23412700</text:p>
          </table:table-cell>
          <table:table-cell table:style-name="ce1" office:value-type="float" office:value="11868600" calcext:value-type="float">
            <text:p>11868600</text:p>
          </table:table-cell>
          <table:table-cell table:style-name="ce1" office:value-type="float" office:value="9148350" calcext:value-type="float">
            <text:p>9148350</text:p>
          </table:table-cell>
          <table:table-cell table:style-name="ce1" office:value-type="float" office:value="19092800" calcext:value-type="float">
            <text:p>19092800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" office:value-type="float" office:value="6884730" calcext:value-type="float">
            <text:p>6884730</text:p>
          </table:table-cell>
          <table:table-cell table:style-name="ce1" office:value-type="float" office:value="19405600" calcext:value-type="float">
            <text:p>19405600</text:p>
          </table:table-cell>
          <table:table-cell table:style-name="ce1" office:value-type="float" office:value="25198100" calcext:value-type="float">
            <text:p>25198100</text:p>
          </table:table-cell>
          <table:table-cell table:style-name="ce1" office:value-type="float" office:value="23035700" calcext:value-type="float">
            <text:p>23035700</text:p>
          </table:table-cell>
          <table:table-cell table:style-name="ce1" office:value-type="float" office:value="6646130" calcext:value-type="float">
            <text:p>6646130</text:p>
          </table:table-cell>
          <table:table-cell table:style-name="ce1" office:value-type="float" office:value="2893120" calcext:value-type="float">
            <text:p>2893120</text:p>
          </table:table-cell>
          <table:table-cell table:style-name="ce1" office:value-type="float" office:value="19387500" calcext:value-type="float">
            <text:p>19387500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float" office:value="6709200" calcext:value-type="float">
            <text:p>6709200</text:p>
          </table:table-cell>
          <table:table-cell table:style-name="ce1" office:value-type="float" office:value="13055000" calcext:value-type="float">
            <text:p>13055000</text:p>
          </table:table-cell>
          <table:table-cell table:style-name="ce1" office:value-type="float" office:value="19619000" calcext:value-type="float">
            <text:p>19619000</text:p>
          </table:table-cell>
          <table:table-cell table:style-name="ce1" office:value-type="float" office:value="21522200" calcext:value-type="float">
            <text:p>21522200</text:p>
          </table:table-cell>
          <table:table-cell table:style-name="ce1" office:value-type="float" office:value="5101720" calcext:value-type="float">
            <text:p>5101720</text:p>
          </table:table-cell>
          <table:table-cell table:style-name="ce1" office:value-type="float" office:value="5735900" calcext:value-type="float">
            <text:p>5735900</text:p>
          </table:table-cell>
          <table:table-cell table:style-name="ce1" office:value-type="float" office:value="15530300" calcext:value-type="float">
            <text:p>15530300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" office:value-type="float" office:value="7135090" calcext:value-type="float">
            <text:p>7135090</text:p>
          </table:table-cell>
          <table:table-cell table:style-name="ce1" office:value-type="float" office:value="18601600" calcext:value-type="float">
            <text:p>18601600</text:p>
          </table:table-cell>
          <table:table-cell table:style-name="ce1" office:value-type="float" office:value="15034300" calcext:value-type="float">
            <text:p>15034300</text:p>
          </table:table-cell>
          <table:table-cell table:style-name="ce1" office:value-type="float" office:value="19825100" calcext:value-type="float">
            <text:p>19825100</text:p>
          </table:table-cell>
          <table:table-cell table:style-name="ce1" office:value-type="float" office:value="8432880" calcext:value-type="float">
            <text:p>8432880</text:p>
          </table:table-cell>
          <table:table-cell table:style-name="ce1" office:value-type="float" office:value="5640760" calcext:value-type="float">
            <text:p>5640760</text:p>
          </table:table-cell>
          <table:table-cell table:style-name="ce1" office:value-type="float" office:value="16512000" calcext:value-type="float">
            <text:p>16512000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" office:value-type="float" office:value="7077350" calcext:value-type="float">
            <text:p>7077350</text:p>
          </table:table-cell>
          <table:table-cell table:style-name="ce1" office:value-type="float" office:value="14727300" calcext:value-type="float">
            <text:p>14727300</text:p>
          </table:table-cell>
          <table:table-cell table:style-name="ce1" office:value-type="float" office:value="15414500" calcext:value-type="float">
            <text:p>15414500</text:p>
          </table:table-cell>
          <table:table-cell table:style-name="ce1" office:value-type="float" office:value="17585100" calcext:value-type="float">
            <text:p>17585100</text:p>
          </table:table-cell>
          <table:table-cell table:style-name="ce1" office:value-type="float" office:value="2843930" calcext:value-type="float">
            <text:p>2843930</text:p>
          </table:table-cell>
          <table:table-cell table:style-name="ce1" office:value-type="float" office:value="7252960" calcext:value-type="float">
            <text:p>7252960</text:p>
          </table:table-cell>
          <table:table-cell table:style-name="ce1" office:value-type="float" office:value="17733700" calcext:value-type="float">
            <text:p>17733700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" office:value-type="float" office:value="7034400" calcext:value-type="float">
            <text:p>7034400</text:p>
          </table:table-cell>
          <table:table-cell table:style-name="ce1" office:value-type="float" office:value="14057800" calcext:value-type="float">
            <text:p>14057800</text:p>
          </table:table-cell>
          <table:table-cell table:style-name="ce1" office:value-type="float" office:value="14302500" calcext:value-type="float">
            <text:p>14302500</text:p>
          </table:table-cell>
          <table:table-cell table:style-name="ce1" office:value-type="float" office:value="19208300" calcext:value-type="float">
            <text:p>19208300</text:p>
          </table:table-cell>
          <table:table-cell table:style-name="ce1" office:value-type="float" office:value="6109310" calcext:value-type="float">
            <text:p>6109310</text:p>
          </table:table-cell>
          <table:table-cell table:style-name="ce1" office:value-type="float" office:value="4206250" calcext:value-type="float">
            <text:p>4206250</text:p>
          </table:table-cell>
          <table:table-cell table:style-name="ce1" office:value-type="float" office:value="18207900" calcext:value-type="float">
            <text:p>18207900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" office:value-type="float" office:value="7357710" calcext:value-type="float">
            <text:p>7357710</text:p>
          </table:table-cell>
          <table:table-cell table:style-name="ce1" office:value-type="float" office:value="10456200" calcext:value-type="float">
            <text:p>10456200</text:p>
          </table:table-cell>
          <table:table-cell table:style-name="ce1" office:value-type="float" office:value="11342700" calcext:value-type="float">
            <text:p>11342700</text:p>
          </table:table-cell>
          <table:table-cell table:style-name="ce1" office:value-type="float" office:value="20795300" calcext:value-type="float">
            <text:p>20795300</text:p>
          </table:table-cell>
          <table:table-cell table:style-name="ce1" office:value-type="float" office:value="4211880" calcext:value-type="float">
            <text:p>4211880</text:p>
          </table:table-cell>
          <table:table-cell table:style-name="ce1" office:value-type="float" office:value="4077510" calcext:value-type="float">
            <text:p>4077510</text:p>
          </table:table-cell>
          <table:table-cell table:style-name="ce1" office:value-type="float" office:value="15815200" calcext:value-type="float">
            <text:p>15815200</text:p>
          </table:table-cell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3.9819in" svg:height="7.8646in" svg:x="0.0224in" svg:y="3.1906in">
            <draw:object draw:notify-on-update-of-ranges="Sheet4.A2:Sheet4.A17 Sheet4.B1:Sheet4.B1 Sheet4.B2:Sheet4.B17 Sheet4.C1:Sheet4.C1 Sheet4.C2:Sheet4.C17 Sheet4.D1:Sheet4.D1 Sheet4.D2:Sheet4.D17 Sheet4.E1:Sheet4.E1 Sheet4.E2:Sheet4.E17 Sheet4.F1:Sheet4.F1 Sheet4.F2:Sheet4.F17 Sheet4.G1:Sheet4.G1 Sheet4.G2:Sheet4.G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3">
          <table:table-cell office:value-type="string" calcext:value-type="string">
            <text:p># of producers</text:p>
          </table:table-cell>
          <table:table-cell office:value-type="string" calcext:value-type="string">
            <text:p>ConcurrentLinkedQueue</text:p>
          </table:table-cell>
          <table:table-cell table:style-name="ce1" office:value-type="string" calcext:value-type="string">
            <text:p>MPSCQueue</text:p>
          </table:table-cell>
          <table:table-cell office:value-type="string" calcext:value-type="string">
            <text:p>MPSCQueue.Bounded</text:p>
          </table:table-cell>
          <table:table-cell office:value-type="string" calcext:value-type="string">
            <text:p>MPMCQueue</text:p>
          </table:table-cell>
          <table:table-cell table:style-name="ce1" office:value-type="string" calcext:value-type="string">
            <text:p>MPMCQueue.Bounded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15405900" calcext:value-type="float">
            <text:p>15405900</text:p>
          </table:table-cell>
          <table:table-cell table:style-name="ce1" office:value-type="float" office:value="17716600" calcext:value-type="float">
            <text:p>17716600</text:p>
          </table:table-cell>
          <table:table-cell table:style-name="ce1" office:value-type="float" office:value="11230100" calcext:value-type="float">
            <text:p>11230100</text:p>
          </table:table-cell>
          <table:table-cell table:style-name="ce1" office:value-type="float" office:value="19487600" calcext:value-type="float">
            <text:p>19487600</text:p>
          </table:table-cell>
          <table:table-cell table:style-name="ce1" office:value-type="float" office:value="11950200" calcext:value-type="float">
            <text:p>119502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float" office:value="12901700" calcext:value-type="float">
            <text:p>12901700</text:p>
          </table:table-cell>
          <table:table-cell table:style-name="ce1" office:value-type="float" office:value="21184900" calcext:value-type="float">
            <text:p>21184900</text:p>
          </table:table-cell>
          <table:table-cell table:style-name="ce1" office:value-type="float" office:value="14146100" calcext:value-type="float">
            <text:p>14146100</text:p>
          </table:table-cell>
          <table:table-cell table:style-name="ce1" office:value-type="float" office:value="23159900" calcext:value-type="float">
            <text:p>23159900</text:p>
          </table:table-cell>
          <table:table-cell table:style-name="ce1" office:value-type="float" office:value="15031600" calcext:value-type="float">
            <text:p>150316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float" office:value="12981600" calcext:value-type="float">
            <text:p>12981600</text:p>
          </table:table-cell>
          <table:table-cell table:style-name="ce1" office:value-type="float" office:value="30660200" calcext:value-type="float">
            <text:p>30660200</text:p>
          </table:table-cell>
          <table:table-cell table:style-name="ce1" office:value-type="float" office:value="17923800" calcext:value-type="float">
            <text:p>17923800</text:p>
          </table:table-cell>
          <table:table-cell table:style-name="ce1" office:value-type="float" office:value="22750200" calcext:value-type="float">
            <text:p>22750200</text:p>
          </table:table-cell>
          <table:table-cell table:style-name="ce1" office:value-type="float" office:value="15519600" calcext:value-type="float">
            <text:p>155196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float" office:value="12459900" calcext:value-type="float">
            <text:p>12459900</text:p>
          </table:table-cell>
          <table:table-cell table:style-name="ce1" office:value-type="float" office:value="33988800" calcext:value-type="float">
            <text:p>33988800</text:p>
          </table:table-cell>
          <table:table-cell table:style-name="ce1" office:value-type="float" office:value="22156600" calcext:value-type="float">
            <text:p>22156600</text:p>
          </table:table-cell>
          <table:table-cell table:style-name="ce1" office:value-type="float" office:value="14535100" calcext:value-type="float">
            <text:p>14535100</text:p>
          </table:table-cell>
          <table:table-cell table:style-name="ce1" office:value-type="float" office:value="19180500" calcext:value-type="float">
            <text:p>191805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float" office:value="12429500" calcext:value-type="float">
            <text:p>12429500</text:p>
          </table:table-cell>
          <table:table-cell table:style-name="ce1" office:value-type="float" office:value="37968400" calcext:value-type="float">
            <text:p>37968400</text:p>
          </table:table-cell>
          <table:table-cell table:style-name="ce1" office:value-type="float" office:value="26383900" calcext:value-type="float">
            <text:p>26383900</text:p>
          </table:table-cell>
          <table:table-cell table:style-name="ce1" office:value-type="float" office:value="19374400" calcext:value-type="float">
            <text:p>19374400</text:p>
          </table:table-cell>
          <table:table-cell table:style-name="ce1" office:value-type="float" office:value="20406900" calcext:value-type="float">
            <text:p>204069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" office:value-type="float" office:value="12641500" calcext:value-type="float">
            <text:p>12641500</text:p>
          </table:table-cell>
          <table:table-cell table:style-name="ce1" office:value-type="float" office:value="33058600" calcext:value-type="float">
            <text:p>33058600</text:p>
          </table:table-cell>
          <table:table-cell table:style-name="ce1" office:value-type="float" office:value="27017200" calcext:value-type="float">
            <text:p>27017200</text:p>
          </table:table-cell>
          <table:table-cell table:style-name="ce1" office:value-type="float" office:value="16485600" calcext:value-type="float">
            <text:p>16485600</text:p>
          </table:table-cell>
          <table:table-cell table:style-name="ce1" office:value-type="float" office:value="21333000" calcext:value-type="float">
            <text:p>213330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" office:value-type="float" office:value="12786900" calcext:value-type="float">
            <text:p>12786900</text:p>
          </table:table-cell>
          <table:table-cell table:style-name="ce1" office:value-type="float" office:value="40217400" calcext:value-type="float">
            <text:p>40217400</text:p>
          </table:table-cell>
          <table:table-cell table:style-name="ce1" office:value-type="float" office:value="27582500" calcext:value-type="float">
            <text:p>27582500</text:p>
          </table:table-cell>
          <table:table-cell table:style-name="ce1" office:value-type="float" office:value="12491200" calcext:value-type="float">
            <text:p>12491200</text:p>
          </table:table-cell>
          <table:table-cell table:style-name="ce1" office:value-type="float" office:value="20936600" calcext:value-type="float">
            <text:p>209366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" office:value-type="float" office:value="12516500" calcext:value-type="float">
            <text:p>12516500</text:p>
          </table:table-cell>
          <table:table-cell table:style-name="ce1" office:value-type="float" office:value="31122400" calcext:value-type="float">
            <text:p>31122400</text:p>
          </table:table-cell>
          <table:table-cell table:style-name="ce1" office:value-type="float" office:value="21685200" calcext:value-type="float">
            <text:p>21685200</text:p>
          </table:table-cell>
          <table:table-cell table:style-name="ce1" office:value-type="float" office:value="14373300" calcext:value-type="float">
            <text:p>14373300</text:p>
          </table:table-cell>
          <table:table-cell table:style-name="ce1" office:value-type="float" office:value="17491100" calcext:value-type="float">
            <text:p>174911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" office:value-type="float" office:value="12317000" calcext:value-type="float">
            <text:p>12317000</text:p>
          </table:table-cell>
          <table:table-cell table:style-name="ce1" office:value-type="float" office:value="32882800" calcext:value-type="float">
            <text:p>32882800</text:p>
          </table:table-cell>
          <table:table-cell table:style-name="ce1" office:value-type="float" office:value="16365300" calcext:value-type="float">
            <text:p>16365300</text:p>
          </table:table-cell>
          <table:table-cell table:style-name="ce1" office:value-type="float" office:value="9734440" calcext:value-type="float">
            <text:p>9734440</text:p>
          </table:table-cell>
          <table:table-cell table:style-name="ce1" office:value-type="float" office:value="13436200" calcext:value-type="float">
            <text:p>134362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" office:value-type="float" office:value="11974200" calcext:value-type="float">
            <text:p>11974200</text:p>
          </table:table-cell>
          <table:table-cell table:style-name="ce1" office:value-type="float" office:value="33775700" calcext:value-type="float">
            <text:p>33775700</text:p>
          </table:table-cell>
          <table:table-cell table:style-name="ce1" office:value-type="float" office:value="14197200" calcext:value-type="float">
            <text:p>14197200</text:p>
          </table:table-cell>
          <table:table-cell table:style-name="ce1" office:value-type="float" office:value="9026050" calcext:value-type="float">
            <text:p>9026050</text:p>
          </table:table-cell>
          <table:table-cell table:style-name="ce1" office:value-type="float" office:value="11039500" calcext:value-type="float">
            <text:p>1103950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" office:value-type="float" office:value="10918400" calcext:value-type="float">
            <text:p>10918400</text:p>
          </table:table-cell>
          <table:table-cell table:style-name="ce1" office:value-type="float" office:value="26344200" calcext:value-type="float">
            <text:p>26344200</text:p>
          </table:table-cell>
          <table:table-cell table:style-name="ce1" office:value-type="float" office:value="12986200" calcext:value-type="float">
            <text:p>12986200</text:p>
          </table:table-cell>
          <table:table-cell table:style-name="ce1" office:value-type="float" office:value="4632650" calcext:value-type="float">
            <text:p>4632650</text:p>
          </table:table-cell>
          <table:table-cell table:style-name="ce1" office:value-type="float" office:value="9459040" calcext:value-type="float">
            <text:p>945904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float" office:value="10474900" calcext:value-type="float">
            <text:p>10474900</text:p>
          </table:table-cell>
          <table:table-cell table:style-name="ce1" office:value-type="float" office:value="28744600" calcext:value-type="float">
            <text:p>28744600</text:p>
          </table:table-cell>
          <table:table-cell table:style-name="ce1" office:value-type="float" office:value="10663600" calcext:value-type="float">
            <text:p>10663600</text:p>
          </table:table-cell>
          <table:table-cell table:style-name="ce1" office:value-type="float" office:value="6022340" calcext:value-type="float">
            <text:p>6022340</text:p>
          </table:table-cell>
          <table:table-cell table:style-name="ce1" office:value-type="float" office:value="8461080" calcext:value-type="float">
            <text:p>846108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" office:value-type="float" office:value="10158300" calcext:value-type="float">
            <text:p>10158300</text:p>
          </table:table-cell>
          <table:table-cell table:style-name="ce1" office:value-type="float" office:value="31789800" calcext:value-type="float">
            <text:p>31789800</text:p>
          </table:table-cell>
          <table:table-cell table:style-name="ce1" office:value-type="float" office:value="8469960" calcext:value-type="float">
            <text:p>8469960</text:p>
          </table:table-cell>
          <table:table-cell table:style-name="ce1" office:value-type="float" office:value="3374180" calcext:value-type="float">
            <text:p>3374180</text:p>
          </table:table-cell>
          <table:table-cell table:style-name="ce1" office:value-type="float" office:value="7410360" calcext:value-type="float">
            <text:p>741036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" office:value-type="float" office:value="9155840" calcext:value-type="float">
            <text:p>9155840</text:p>
          </table:table-cell>
          <table:table-cell table:style-name="ce1" office:value-type="float" office:value="26437000" calcext:value-type="float">
            <text:p>26437000</text:p>
          </table:table-cell>
          <table:table-cell table:style-name="ce1" office:value-type="float" office:value="8225140" calcext:value-type="float">
            <text:p>8225140</text:p>
          </table:table-cell>
          <table:table-cell table:style-name="ce1" office:value-type="float" office:value="5942710" calcext:value-type="float">
            <text:p>5942710</text:p>
          </table:table-cell>
          <table:table-cell table:style-name="ce1" office:value-type="float" office:value="7027550" calcext:value-type="float">
            <text:p>702755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" office:value-type="float" office:value="9404090" calcext:value-type="float">
            <text:p>9404090</text:p>
          </table:table-cell>
          <table:table-cell table:style-name="ce1" office:value-type="float" office:value="28257900" calcext:value-type="float">
            <text:p>28257900</text:p>
          </table:table-cell>
          <table:table-cell table:style-name="ce1" office:value-type="float" office:value="7869960" calcext:value-type="float">
            <text:p>7869960</text:p>
          </table:table-cell>
          <table:table-cell table:style-name="ce1" office:value-type="float" office:value="4496360" calcext:value-type="float">
            <text:p>4496360</text:p>
          </table:table-cell>
          <table:table-cell table:style-name="ce1" office:value-type="float" office:value="6108880" calcext:value-type="float">
            <text:p>6108880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" office:value-type="float" office:value="9157540" calcext:value-type="float">
            <text:p>9157540</text:p>
          </table:table-cell>
          <table:table-cell table:style-name="ce1" office:value-type="float" office:value="18919400" calcext:value-type="float">
            <text:p>18919400</text:p>
          </table:table-cell>
          <table:table-cell table:style-name="ce1" office:value-type="float" office:value="7462600" calcext:value-type="float">
            <text:p>7462600</text:p>
          </table:table-cell>
          <table:table-cell table:style-name="ce1" office:value-type="float" office:value="2429130" calcext:value-type="float">
            <text:p>2429130</text:p>
          </table:table-cell>
          <table:table-cell table:style-name="ce1" office:value-type="float" office:value="5605660" calcext:value-type="float">
            <text:p>5605660</text:p>
          </table:table-cell>
          <table:table-cell table:style-name="ce1"/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23:58:59.789661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4:45:31.037578478</meta:creation-date>
    <dc:date>2014-04-21T00:12:50.508484202</dc:date>
    <meta:editing-duration>PT9H36M51S</meta:editing-duration>
    <meta:editing-cycles>12</meta:editing-cycles>
    <meta:generator>LibreOffice/4.2.3.3$Linux_X86_64 LibreOffice_project/993cb766f2244f41321cec91f1d644dce1f47c50</meta:generator>
    <meta:document-statistic meta:table-count="4" meta:cell-count="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65cm" svg:y="0.535cm" chart:style-name="ch2">
          <text:p>BlockingQueuesTest</text:p>
        </chart:title>
        <chart:subtitle svg:x="15.067cm" svg:y="1.713cm" chart:style-name="ch3">
          <text:p>1 * i7-2600K CPU @ 3.40GHz</text:p>
        </chart:subtitle>
        <chart:legend chart:legend-position="end" svg:x="29.117cm" svg:y="8.444cm" style:legend-expansion="high" chart:style-name="ch4"/>
        <chart:plot-area chart:style-name="ch5" table:cell-range-address="Sheet1.A1:Sheet1.G17" chart:data-source-has-labels="both" svg:x="1.721cm" svg:y="3.194cm" svg:width="25.976cm" svg:height="15.403cm">
          <chartooo:coordinate-region svg:x="3.639cm" svg:y="3.393cm" svg:width="23.871cm" svg:height="14.557cm"/>
          <chart:axis chart:dimension="x" chart:name="primary-x" chart:style-name="ch6" chartooo:axis-type="auto">
            <chartooo:date-scale/>
            <chart:title svg:x="13.62cm" svg:y="18.996cm" chart:style-name="ch7">
              <text:p># of producers</text:p>
            </chart:title>
            <chart:categories table:cell-range-address="Sheet1.A2:Sheet1.A17"/>
            <chart:grid chart:style-name="ch8" chart:class="major"/>
          </chart:axis>
          <chart:axis chart:dimension="y" chart:name="primary-y" chart:style-name="ch9">
            <chart:title svg:x="0.451cm" svg:y="12.368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1.B2:Sheet1.B17" chart:label-cell-address="Sheet1.B1:Sheet1.B1" chart:class="chart:line">
            <chart:data-point chart:repeated="16"/>
          </chart:series>
          <chart:series chart:style-name="ch12" chart:values-cell-range-address="Sheet1.C2:Sheet1.C17" chart:label-cell-address="Sheet1.C1:Sheet1.C1" chart:class="chart:line">
            <chart:data-point chart:repeated="16"/>
          </chart:series>
          <chart:series chart:style-name="ch13" chart:values-cell-range-address="Sheet1.D2:Sheet1.D17" chart:label-cell-address="Sheet1.D1:Sheet1.D1" chart:class="chart:line">
            <chart:data-point chart:repeated="16"/>
          </chart:series>
          <chart:series chart:style-name="ch14" chart:values-cell-range-address="Sheet1.E2:Sheet1.E17" chart:label-cell-address="Sheet1.E1:Sheet1.E1" chart:class="chart:line">
            <chart:data-point chart:repeated="16"/>
          </chart:series>
          <chart:series chart:style-name="ch15" chart:values-cell-range-address="Sheet1.F2:Sheet1.F17" chart:label-cell-address="Sheet1.F1:Sheet1.F1" chart:class="chart:line">
            <chart:data-point chart:repeated="16"/>
          </chart:series>
          <chart:series chart:style-name="ch16" chart:values-cell-range-address="Sheet1.G2:Sheet1.G17" chart:label-cell-address="Sheet1.G1:Sheet1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1.B1:Sheet1.B1</svg:desc>
                </draw:g>
              </table:table-cell>
              <table:table-cell office:value-type="string">
                <text:p>ArrayBlockingQueue</text:p>
                <draw:g>
                  <svg:desc>Sheet1.C1:Sheet1.C1</svg:desc>
                </draw:g>
              </table:table-cell>
              <table:table-cell office:value-type="string">
                <text:p>ConcurrentLinkedQueue_Yielding</text:p>
                <draw:g>
                  <svg:desc>Sheet1.D1:Sheet1.D1</svg:desc>
                </draw:g>
              </table:table-cell>
              <table:table-cell office:value-type="string">
                <text:p>LinkedTransferQueue</text:p>
                <draw:g>
                  <svg:desc>Sheet1.E1:Sheet1.E1</svg:desc>
                </draw:g>
              </table:table-cell>
              <table:table-cell office:value-type="string">
                <text:p>MPSCQueue.Yielding</text:p>
                <draw:g>
                  <svg:desc>Sheet1.F1:Sheet1.F1</svg:desc>
                </draw:g>
              </table:table-cell>
              <table:table-cell office:value-type="string">
                <text:p>MPSCQueue.Bounded.Yield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6991060">
                <text:p>6991060</text:p>
                <draw:g>
                  <svg:desc>Sheet1.B2:Sheet1.B17</svg:desc>
                </draw:g>
              </table:table-cell>
              <table:table-cell office:value-type="float" office:value="5306040">
                <text:p>5306040</text:p>
                <draw:g>
                  <svg:desc>Sheet1.C2:Sheet1.C17</svg:desc>
                </draw:g>
              </table:table-cell>
              <table:table-cell office:value-type="float" office:value="17036600">
                <text:p>17036600</text:p>
                <draw:g>
                  <svg:desc>Sheet1.D2:Sheet1.D17</svg:desc>
                </draw:g>
              </table:table-cell>
              <table:table-cell office:value-type="float" office:value="13264800">
                <text:p>13264800</text:p>
                <draw:g>
                  <svg:desc>Sheet1.E2:Sheet1.E17</svg:desc>
                </draw:g>
              </table:table-cell>
              <table:table-cell office:value-type="float" office:value="19157300">
                <text:p>19157300</text:p>
                <draw:g>
                  <svg:desc>Sheet1.F2:Sheet1.F17</svg:desc>
                </draw:g>
              </table:table-cell>
              <table:table-cell office:value-type="float" office:value="14277600">
                <text:p>14277600</text:p>
                <draw:g>
                  <svg:desc>Sheet1.G2:Sheet1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993cb766f2244f41321cec91f1d644dce1f47c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3.546cm" svg:y="1.713cm" chart:style-name="ch3">
          <text:p>2 * Intel(R) Xeon(R) CPU E5-2640 0 @ 2.50GHz</text:p>
        </chart:subtitle>
        <chart:legend chart:legend-position="end" svg:x="29.091cm" svg:y="8.444cm" style:legend-expansion="high" chart:style-name="ch4"/>
        <chart:plot-area chart:style-name="ch5" table:cell-range-address="Sheet2.A1:Sheet2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2.A2:Sheet2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2.B2:Sheet2.B17" chart:label-cell-address="Sheet2.B1:Sheet2.B1" chart:class="chart:line">
            <chart:data-point chart:repeated="16"/>
          </chart:series>
          <chart:series chart:style-name="ch12" chart:values-cell-range-address="Sheet2.C2:Sheet2.C17" chart:label-cell-address="Sheet2.C1:Sheet2.C1" chart:class="chart:line">
            <chart:data-point chart:repeated="16"/>
          </chart:series>
          <chart:series chart:style-name="ch13" chart:values-cell-range-address="Sheet2.D2:Sheet2.D17" chart:label-cell-address="Sheet2.D1:Sheet2.D1" chart:class="chart:line">
            <chart:data-point chart:repeated="16"/>
          </chart:series>
          <chart:series chart:style-name="ch14" chart:values-cell-range-address="Sheet2.E2:Sheet2.E17" chart:label-cell-address="Sheet2.E1:Sheet2.E1" chart:class="chart:line">
            <chart:data-point chart:repeated="16"/>
          </chart:series>
          <chart:series chart:style-name="ch15" chart:values-cell-range-address="Sheet2.F2:Sheet2.F17" chart:label-cell-address="Sheet2.F1:Sheet2.F1" chart:class="chart:line">
            <chart:data-point chart:repeated="16"/>
          </chart:series>
          <chart:series chart:style-name="ch16" chart:values-cell-range-address="Sheet2.G2:Sheet2.G17" chart:label-cell-address="Sheet2.G1:Sheet2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2.B1:Sheet2.B1</svg:desc>
                </draw:g>
              </table:table-cell>
              <table:table-cell office:value-type="string">
                <text:p>ArrayBlockingQueue</text:p>
                <draw:g>
                  <svg:desc>Sheet2.C1:Sheet2.C1</svg:desc>
                </draw:g>
              </table:table-cell>
              <table:table-cell office:value-type="string">
                <text:p>ConcurrentLinkedQueue_Yielding</text:p>
                <draw:g>
                  <svg:desc>Sheet2.D1:Sheet2.D1</svg:desc>
                </draw:g>
              </table:table-cell>
              <table:table-cell office:value-type="string">
                <text:p>LinkedTransferQueue</text:p>
                <draw:g>
                  <svg:desc>Sheet2.E1:Sheet2.E1</svg:desc>
                </draw:g>
              </table:table-cell>
              <table:table-cell office:value-type="string">
                <text:p>MPSCQueue.Yielding</text:p>
                <draw:g>
                  <svg:desc>Sheet2.F1:Sheet2.F1</svg:desc>
                </draw:g>
              </table:table-cell>
              <table:table-cell office:value-type="string">
                <text:p>MPSCQueue.Bounded.Yielding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3473480">
                <text:p>3473480</text:p>
                <draw:g>
                  <svg:desc>Sheet2.B2:Sheet2.B17</svg:desc>
                </draw:g>
              </table:table-cell>
              <table:table-cell office:value-type="float" office:value="2733910">
                <text:p>2733910</text:p>
                <draw:g>
                  <svg:desc>Sheet2.C2:Sheet2.C17</svg:desc>
                </draw:g>
              </table:table-cell>
              <table:table-cell office:value-type="float" office:value="8829180">
                <text:p>8829180</text:p>
                <draw:g>
                  <svg:desc>Sheet2.D2:Sheet2.D17</svg:desc>
                </draw:g>
              </table:table-cell>
              <table:table-cell office:value-type="float" office:value="5704440">
                <text:p>5704440</text:p>
                <draw:g>
                  <svg:desc>Sheet2.E2:Sheet2.E17</svg:desc>
                </draw:g>
              </table:table-cell>
              <table:table-cell office:value-type="float" office:value="11201900">
                <text:p>11201900</text:p>
                <draw:g>
                  <svg:desc>Sheet2.F2:Sheet2.F17</svg:desc>
                </draw:g>
              </table:table-cell>
              <table:table-cell office:value-type="float" office:value="9101220">
                <text:p>9101220</text:p>
                <draw:g>
                  <svg:desc>Sheet2.G2:Sheet2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4200">
                <text:p>2364200</text:p>
              </table:table-cell>
              <table:table-cell office:value-type="float" office:value="2463470">
                <text:p>2463470</text:p>
              </table:table-cell>
              <table:table-cell office:value-type="float" office:value="6047660">
                <text:p>6047660</text:p>
              </table:table-cell>
              <table:table-cell office:value-type="float" office:value="6560310">
                <text:p>6560310</text:p>
              </table:table-cell>
              <table:table-cell office:value-type="float" office:value="7550130">
                <text:p>7550130</text:p>
              </table:table-cell>
              <table:table-cell office:value-type="float" office:value="5540690">
                <text:p>55406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3560">
                <text:p>1103560</text:p>
              </table:table-cell>
              <table:table-cell office:value-type="float" office:value="2173360">
                <text:p>2173360</text:p>
              </table:table-cell>
              <table:table-cell office:value-type="float" office:value="3718750">
                <text:p>3718750</text:p>
              </table:table-cell>
              <table:table-cell office:value-type="float" office:value="2681860">
                <text:p>2681860</text:p>
              </table:table-cell>
              <table:table-cell office:value-type="float" office:value="12185400">
                <text:p>12185400</text:p>
              </table:table-cell>
              <table:table-cell office:value-type="float" office:value="6222280">
                <text:p>62222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5820">
                <text:p>1385820</text:p>
              </table:table-cell>
              <table:table-cell office:value-type="float" office:value="1420530">
                <text:p>1420530</text:p>
              </table:table-cell>
              <table:table-cell office:value-type="float" office:value="3722100">
                <text:p>3722100</text:p>
              </table:table-cell>
              <table:table-cell office:value-type="float" office:value="2925910">
                <text:p>2925910</text:p>
              </table:table-cell>
              <table:table-cell office:value-type="float" office:value="10031600">
                <text:p>10031600</text:p>
              </table:table-cell>
              <table:table-cell office:value-type="float" office:value="5845920">
                <text:p>58459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0870">
                <text:p>1310870</text:p>
              </table:table-cell>
              <table:table-cell office:value-type="float" office:value="1148620">
                <text:p>1148620</text:p>
              </table:table-cell>
              <table:table-cell office:value-type="float" office:value="2706870">
                <text:p>2706870</text:p>
              </table:table-cell>
              <table:table-cell office:value-type="float" office:value="1552510">
                <text:p>1552510</text:p>
              </table:table-cell>
              <table:table-cell office:value-type="float" office:value="9130070">
                <text:p>9130070</text:p>
              </table:table-cell>
              <table:table-cell office:value-type="float" office:value="4467630">
                <text:p>44676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5620">
                <text:p>1185620</text:p>
              </table:table-cell>
              <table:table-cell office:value-type="float" office:value="965964">
                <text:p>965964</text:p>
              </table:table-cell>
              <table:table-cell office:value-type="float" office:value="2860610">
                <text:p>2860610</text:p>
              </table:table-cell>
              <table:table-cell office:value-type="float" office:value="935864">
                <text:p>935864</text:p>
              </table:table-cell>
              <table:table-cell office:value-type="float" office:value="7505660">
                <text:p>7505660</text:p>
              </table:table-cell>
              <table:table-cell office:value-type="float" office:value="6819980">
                <text:p>68199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950">
                <text:p>1278950</text:p>
              </table:table-cell>
              <table:table-cell office:value-type="float" office:value="667929">
                <text:p>667929</text:p>
              </table:table-cell>
              <table:table-cell office:value-type="float" office:value="2799000">
                <text:p>2799000</text:p>
              </table:table-cell>
              <table:table-cell office:value-type="float" office:value="1869850">
                <text:p>1869850</text:p>
              </table:table-cell>
              <table:table-cell office:value-type="float" office:value="3108310">
                <text:p>3108310</text:p>
              </table:table-cell>
              <table:table-cell office:value-type="float" office:value="3860560">
                <text:p>38605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13290">
                <text:p>1213290</text:p>
              </table:table-cell>
              <table:table-cell office:value-type="float" office:value="672941">
                <text:p>672941</text:p>
              </table:table-cell>
              <table:table-cell office:value-type="float" office:value="1853400">
                <text:p>1853400</text:p>
              </table:table-cell>
              <table:table-cell office:value-type="float" office:value="788571">
                <text:p>788571</text:p>
              </table:table-cell>
              <table:table-cell office:value-type="float" office:value="4786050">
                <text:p>4786050</text:p>
              </table:table-cell>
              <table:table-cell office:value-type="float" office:value="3518310">
                <text:p>35183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5600">
                <text:p>1325600</text:p>
              </table:table-cell>
              <table:table-cell office:value-type="float" office:value="464745">
                <text:p>464745</text:p>
              </table:table-cell>
              <table:table-cell office:value-type="float" office:value="1773780">
                <text:p>1773780</text:p>
              </table:table-cell>
              <table:table-cell office:value-type="float" office:value="1312410">
                <text:p>1312410</text:p>
              </table:table-cell>
              <table:table-cell office:value-type="float" office:value="6627490">
                <text:p>6627490</text:p>
              </table:table-cell>
              <table:table-cell office:value-type="float" office:value="3181410">
                <text:p>3181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2660">
                <text:p>1332660</text:p>
              </table:table-cell>
              <table:table-cell office:value-type="float" office:value="419756">
                <text:p>419756</text:p>
              </table:table-cell>
              <table:table-cell office:value-type="float" office:value="1913900">
                <text:p>1913900</text:p>
              </table:table-cell>
              <table:table-cell office:value-type="float" office:value="954688">
                <text:p>954688</text:p>
              </table:table-cell>
              <table:table-cell office:value-type="float" office:value="7185160">
                <text:p>7185160</text:p>
              </table:table-cell>
              <table:table-cell office:value-type="float" office:value="6746480">
                <text:p>67464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83970">
                <text:p>1283970</text:p>
              </table:table-cell>
              <table:table-cell office:value-type="float" office:value="305301">
                <text:p>305301</text:p>
              </table:table-cell>
              <table:table-cell office:value-type="float" office:value="1852320">
                <text:p>1852320</text:p>
              </table:table-cell>
              <table:table-cell office:value-type="float" office:value="844087">
                <text:p>844087</text:p>
              </table:table-cell>
              <table:table-cell office:value-type="float" office:value="2131270">
                <text:p>2131270</text:p>
              </table:table-cell>
              <table:table-cell office:value-type="float" office:value="3695370">
                <text:p>36953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4040">
                <text:p>1254040</text:p>
              </table:table-cell>
              <table:table-cell office:value-type="float" office:value="330663">
                <text:p>330663</text:p>
              </table:table-cell>
              <table:table-cell office:value-type="float" office:value="1683770">
                <text:p>1683770</text:p>
              </table:table-cell>
              <table:table-cell office:value-type="float" office:value="932552">
                <text:p>932552</text:p>
              </table:table-cell>
              <table:table-cell office:value-type="float" office:value="4041340">
                <text:p>4041340</text:p>
              </table:table-cell>
              <table:table-cell office:value-type="float" office:value="5467240">
                <text:p>5467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0750">
                <text:p>1240750</text:p>
              </table:table-cell>
              <table:table-cell office:value-type="float" office:value="318582">
                <text:p>318582</text:p>
              </table:table-cell>
              <table:table-cell office:value-type="float" office:value="1675850">
                <text:p>1675850</text:p>
              </table:table-cell>
              <table:table-cell office:value-type="float" office:value="999302">
                <text:p>999302</text:p>
              </table:table-cell>
              <table:table-cell office:value-type="float" office:value="6947900">
                <text:p>6947900</text:p>
              </table:table-cell>
              <table:table-cell office:value-type="float" office:value="3535560">
                <text:p>35355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4180">
                <text:p>1214180</text:p>
              </table:table-cell>
              <table:table-cell office:value-type="float" office:value="264234">
                <text:p>264234</text:p>
              </table:table-cell>
              <table:table-cell office:value-type="float" office:value="1434660">
                <text:p>1434660</text:p>
              </table:table-cell>
              <table:table-cell office:value-type="float" office:value="1023100">
                <text:p>1023100</text:p>
              </table:table-cell>
              <table:table-cell office:value-type="float" office:value="3066940">
                <text:p>3066940</text:p>
              </table:table-cell>
              <table:table-cell office:value-type="float" office:value="4218520">
                <text:p>42185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3750">
                <text:p>1313750</text:p>
              </table:table-cell>
              <table:table-cell office:value-type="float" office:value="275760">
                <text:p>275760</text:p>
              </table:table-cell>
              <table:table-cell office:value-type="float" office:value="1649970">
                <text:p>1649970</text:p>
              </table:table-cell>
              <table:table-cell office:value-type="float" office:value="912436">
                <text:p>912436</text:p>
              </table:table-cell>
              <table:table-cell office:value-type="float" office:value="1628340">
                <text:p>1628340</text:p>
              </table:table-cell>
              <table:table-cell office:value-type="float" office:value="3238330">
                <text:p>32383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8380">
                <text:p>1258380</text:p>
              </table:table-cell>
              <table:table-cell office:value-type="float" office:value="265203">
                <text:p>265203</text:p>
              </table:table-cell>
              <table:table-cell office:value-type="float" office:value="1382370">
                <text:p>1382370</text:p>
              </table:table-cell>
              <table:table-cell office:value-type="float" office:value="869294">
                <text:p>869294</text:p>
              </table:table-cell>
              <table:table-cell office:value-type="float" office:value="1790170">
                <text:p>1790170</text:p>
              </table:table-cell>
              <table:table-cell office:value-type="float" office:value="3449970">
                <text:p>3449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822cm" svg:height="21.274cm" xlink:href=".." xlink:type="simple" chart:class="chart:line" chart:style-name="ch1">
        <chart:title svg:x="16.169cm" svg:y="0.561cm" chart:style-name="ch2">
          <text:p>BlockingMBSCQueuesTest</text:p>
        </chart:title>
        <chart:legend chart:legend-position="end" svg:x="31.663cm" svg:y="8.844cm" style:legend-expansion="high" chart:style-name="ch3"/>
        <chart:plot-area chart:style-name="ch4" table:cell-range-address="Sheet3.A1:Sheet3.H17" chart:data-source-has-labels="both" svg:x="1.206cm" svg:y="2.615cm" svg:width="28.945cm" svg:height="17.814cm">
          <chartooo:coordinate-region svg:x="3.124cm" svg:y="2.814cm" svg:width="26.84cm" svg:height="16.968cm"/>
          <chart:axis chart:dimension="x" chart:name="primary-x" chart:style-name="ch5" chartooo:axis-type="auto">
            <chartooo:date-scale/>
            <chart:categories table:cell-range-address="Sheet3.A2:Sheet3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17" chart:label-cell-address="Sheet3.B1:Sheet3.B1" chart:class="chart:line">
            <chart:data-point chart:repeated="16"/>
          </chart:series>
          <chart:series chart:style-name="ch9" chart:values-cell-range-address="Sheet3.C2:Sheet3.C17" chart:label-cell-address="Sheet3.C1:Sheet3.C1" chart:class="chart:line">
            <chart:data-point chart:repeated="16"/>
          </chart:series>
          <chart:series chart:style-name="ch10" chart:values-cell-range-address="Sheet3.D2:Sheet3.D17" chart:label-cell-address="Sheet3.D1:Sheet3.D1" chart:class="chart:line">
            <chart:data-point chart:repeated="16"/>
          </chart:series>
          <chart:series chart:style-name="ch11" chart:values-cell-range-address="Sheet3.E2:Sheet3.E17" chart:label-cell-address="Sheet3.E1:Sheet3.E1" chart:class="chart:line">
            <chart:data-point chart:repeated="16"/>
          </chart:series>
          <chart:series chart:style-name="ch12" chart:values-cell-range-address="Sheet3.F2:Sheet3.F17" chart:label-cell-address="Sheet3.F1:Sheet3.F1" chart:class="chart:line">
            <chart:data-point chart:repeated="16"/>
          </chart:series>
          <chart:series chart:style-name="ch13" chart:values-cell-range-address="Sheet3.G2:Sheet3.G17" chart:label-cell-address="Sheet3.G1:Sheet3.G1" chart:class="chart:line">
            <chart:data-point chart:repeated="16"/>
          </chart:series>
          <chart:series chart:style-name="ch14" chart:values-cell-range-address="Sheet3.H2:Sheet3.H17" chart:label-cell-address="Sheet3.H1:Sheet3.H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3.B1:Sheet3.B1</svg:desc>
                </draw:g>
              </table:table-cell>
              <table:table-cell office:value-type="string">
                <text:p>MPSCQueue.Yielding</text:p>
                <draw:g>
                  <svg:desc>Sheet3.C1:Sheet3.C1</svg:desc>
                </draw:g>
              </table:table-cell>
              <table:table-cell office:value-type="string">
                <text:p>MPSCQueue.Parking</text:p>
                <draw:g>
                  <svg:desc>Sheet3.D1:Sheet3.D1</svg:desc>
                </draw:g>
              </table:table-cell>
              <table:table-cell office:value-type="string">
                <text:p>MPSCQueue.Bounded.Yielding</text:p>
                <draw:g>
                  <svg:desc>Sheet3.E1:Sheet3.E1</svg:desc>
                </draw:g>
              </table:table-cell>
              <table:table-cell office:value-type="string">
                <text:p>MPMCQueue.Yielding</text:p>
                <draw:g>
                  <svg:desc>Sheet3.F1:Sheet3.F1</svg:desc>
                </draw:g>
              </table:table-cell>
              <table:table-cell office:value-type="string">
                <text:p>MPMCQueue.Parking</text:p>
                <draw:g>
                  <svg:desc>Sheet3.G1:Sheet3.G1</svg:desc>
                </draw:g>
              </table:table-cell>
              <table:table-cell office:value-type="string">
                <text:p>MPMCQueue.Bounded.Yielding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7718980">
                <text:p>7718980</text:p>
                <draw:g>
                  <svg:desc>Sheet3.B2:Sheet3.B17</svg:desc>
                </draw:g>
              </table:table-cell>
              <table:table-cell office:value-type="float" office:value="23943800">
                <text:p>23943800</text:p>
                <draw:g>
                  <svg:desc>Sheet3.C2:Sheet3.C17</svg:desc>
                </draw:g>
              </table:table-cell>
              <table:table-cell office:value-type="float" office:value="7486170">
                <text:p>7486170</text:p>
                <draw:g>
                  <svg:desc>Sheet3.D2:Sheet3.D17</svg:desc>
                </draw:g>
              </table:table-cell>
              <table:table-cell office:value-type="float" office:value="18072000">
                <text:p>18072000</text:p>
                <draw:g>
                  <svg:desc>Sheet3.E2:Sheet3.E17</svg:desc>
                </draw:g>
              </table:table-cell>
              <table:table-cell office:value-type="float" office:value="19031700">
                <text:p>19031700</text:p>
                <draw:g>
                  <svg:desc>Sheet3.F2:Sheet3.F17</svg:desc>
                </draw:g>
              </table:table-cell>
              <table:table-cell office:value-type="float" office:value="20988100">
                <text:p>20988100</text:p>
                <draw:g>
                  <svg:desc>Sheet3.G2:Sheet3.G17</svg:desc>
                </draw:g>
              </table:table-cell>
              <table:table-cell office:value-type="float" office:value="15018900">
                <text:p>15018900</text:p>
                <draw:g>
                  <svg:desc>Sheet3.H2:Sheet3.H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166400">
                <text:p>6166400</text:p>
              </table:table-cell>
              <table:table-cell office:value-type="float" office:value="22105100">
                <text:p>22105100</text:p>
              </table:table-cell>
              <table:table-cell office:value-type="float" office:value="17698800">
                <text:p>17698800</text:p>
              </table:table-cell>
              <table:table-cell office:value-type="float" office:value="13418500">
                <text:p>13418500</text:p>
              </table:table-cell>
              <table:table-cell office:value-type="float" office:value="25056200">
                <text:p>25056200</text:p>
              </table:table-cell>
              <table:table-cell office:value-type="float" office:value="17117700">
                <text:p>17117700</text:p>
              </table:table-cell>
              <table:table-cell office:value-type="float" office:value="13535500">
                <text:p>135355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825880">
                <text:p>6825880</text:p>
              </table:table-cell>
              <table:table-cell office:value-type="float" office:value="30233200">
                <text:p>30233200</text:p>
              </table:table-cell>
              <table:table-cell office:value-type="float" office:value="27001900">
                <text:p>27001900</text:p>
              </table:table-cell>
              <table:table-cell office:value-type="float" office:value="18338900">
                <text:p>18338900</text:p>
              </table:table-cell>
              <table:table-cell office:value-type="float" office:value="19702400">
                <text:p>19702400</text:p>
              </table:table-cell>
              <table:table-cell office:value-type="float" office:value="18646600">
                <text:p>18646600</text:p>
              </table:table-cell>
              <table:table-cell office:value-type="float" office:value="17088500">
                <text:p>170885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12530">
                <text:p>7012530</text:p>
              </table:table-cell>
              <table:table-cell office:value-type="float" office:value="33704100">
                <text:p>33704100</text:p>
              </table:table-cell>
              <table:table-cell office:value-type="float" office:value="29370500">
                <text:p>29370500</text:p>
              </table:table-cell>
              <table:table-cell office:value-type="float" office:value="21925600">
                <text:p>21925600</text:p>
              </table:table-cell>
              <table:table-cell office:value-type="float" office:value="21042000">
                <text:p>21042000</text:p>
              </table:table-cell>
              <table:table-cell office:value-type="float" office:value="21564800">
                <text:p>21564800</text:p>
              </table:table-cell>
              <table:table-cell office:value-type="float" office:value="19133000">
                <text:p>19133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92230">
                <text:p>6992230</text:p>
              </table:table-cell>
              <table:table-cell office:value-type="float" office:value="30662900">
                <text:p>30662900</text:p>
              </table:table-cell>
              <table:table-cell office:value-type="float" office:value="31606500">
                <text:p>31606500</text:p>
              </table:table-cell>
              <table:table-cell office:value-type="float" office:value="24178100">
                <text:p>24178100</text:p>
              </table:table-cell>
              <table:table-cell office:value-type="float" office:value="22255200">
                <text:p>22255200</text:p>
              </table:table-cell>
              <table:table-cell office:value-type="float" office:value="23341700">
                <text:p>23341700</text:p>
              </table:table-cell>
              <table:table-cell office:value-type="float" office:value="20351900">
                <text:p>203519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011310">
                <text:p>7011310</text:p>
              </table:table-cell>
              <table:table-cell office:value-type="float" office:value="30483100">
                <text:p>30483100</text:p>
              </table:table-cell>
              <table:table-cell office:value-type="float" office:value="35083600">
                <text:p>35083600</text:p>
              </table:table-cell>
              <table:table-cell office:value-type="float" office:value="26620600">
                <text:p>26620600</text:p>
              </table:table-cell>
              <table:table-cell office:value-type="float" office:value="17813500">
                <text:p>17813500</text:p>
              </table:table-cell>
              <table:table-cell office:value-type="float" office:value="17778100">
                <text:p>17778100</text:p>
              </table:table-cell>
              <table:table-cell office:value-type="float" office:value="19469500">
                <text:p>194695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095850">
                <text:p>7095850</text:p>
              </table:table-cell>
              <table:table-cell office:value-type="float" office:value="28400200">
                <text:p>28400200</text:p>
              </table:table-cell>
              <table:table-cell office:value-type="float" office:value="40022700">
                <text:p>40022700</text:p>
              </table:table-cell>
              <table:table-cell office:value-type="float" office:value="25613700">
                <text:p>25613700</text:p>
              </table:table-cell>
              <table:table-cell office:value-type="float" office:value="13446300">
                <text:p>13446300</text:p>
              </table:table-cell>
              <table:table-cell office:value-type="float" office:value="14439400">
                <text:p>14439400</text:p>
              </table:table-cell>
              <table:table-cell office:value-type="float" office:value="20042900">
                <text:p>200429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886280">
                <text:p>6886280</text:p>
              </table:table-cell>
              <table:table-cell office:value-type="float" office:value="27570600">
                <text:p>27570600</text:p>
              </table:table-cell>
              <table:table-cell office:value-type="float" office:value="34910700">
                <text:p>34910700</text:p>
              </table:table-cell>
              <table:table-cell office:value-type="float" office:value="25256100">
                <text:p>25256100</text:p>
              </table:table-cell>
              <table:table-cell office:value-type="float" office:value="9856980">
                <text:p>9856980</text:p>
              </table:table-cell>
              <table:table-cell office:value-type="float" office:value="14947500">
                <text:p>14947500</text:p>
              </table:table-cell>
              <table:table-cell office:value-type="float" office:value="20496000">
                <text:p>204960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19610">
                <text:p>6919610</text:p>
              </table:table-cell>
              <table:table-cell office:value-type="float" office:value="25409900">
                <text:p>25409900</text:p>
              </table:table-cell>
              <table:table-cell office:value-type="float" office:value="30711400">
                <text:p>30711400</text:p>
              </table:table-cell>
              <table:table-cell office:value-type="float" office:value="24948400">
                <text:p>24948400</text:p>
              </table:table-cell>
              <table:table-cell office:value-type="float" office:value="7901300">
                <text:p>7901300</text:p>
              </table:table-cell>
              <table:table-cell office:value-type="float" office:value="14453700">
                <text:p>14453700</text:p>
              </table:table-cell>
              <table:table-cell office:value-type="float" office:value="20644700">
                <text:p>206447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971050">
                <text:p>6971050</text:p>
              </table:table-cell>
              <table:table-cell office:value-type="float" office:value="27060600">
                <text:p>27060600</text:p>
              </table:table-cell>
              <table:table-cell office:value-type="float" office:value="21282700">
                <text:p>21282700</text:p>
              </table:table-cell>
              <table:table-cell office:value-type="float" office:value="23412700">
                <text:p>23412700</text:p>
              </table:table-cell>
              <table:table-cell office:value-type="float" office:value="11868600">
                <text:p>11868600</text:p>
              </table:table-cell>
              <table:table-cell office:value-type="float" office:value="9148350">
                <text:p>9148350</text:p>
              </table:table-cell>
              <table:table-cell office:value-type="float" office:value="19092800">
                <text:p>190928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84730">
                <text:p>6884730</text:p>
              </table:table-cell>
              <table:table-cell office:value-type="float" office:value="19405600">
                <text:p>19405600</text:p>
              </table:table-cell>
              <table:table-cell office:value-type="float" office:value="25198100">
                <text:p>25198100</text:p>
              </table:table-cell>
              <table:table-cell office:value-type="float" office:value="23035700">
                <text:p>23035700</text:p>
              </table:table-cell>
              <table:table-cell office:value-type="float" office:value="6646130">
                <text:p>6646130</text:p>
              </table:table-cell>
              <table:table-cell office:value-type="float" office:value="2893120">
                <text:p>2893120</text:p>
              </table:table-cell>
              <table:table-cell office:value-type="float" office:value="19387500">
                <text:p>193875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709200">
                <text:p>6709200</text:p>
              </table:table-cell>
              <table:table-cell office:value-type="float" office:value="13055000">
                <text:p>13055000</text:p>
              </table:table-cell>
              <table:table-cell office:value-type="float" office:value="19619000">
                <text:p>19619000</text:p>
              </table:table-cell>
              <table:table-cell office:value-type="float" office:value="21522200">
                <text:p>21522200</text:p>
              </table:table-cell>
              <table:table-cell office:value-type="float" office:value="5101720">
                <text:p>5101720</text:p>
              </table:table-cell>
              <table:table-cell office:value-type="float" office:value="5735900">
                <text:p>5735900</text:p>
              </table:table-cell>
              <table:table-cell office:value-type="float" office:value="15530300">
                <text:p>155303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135090">
                <text:p>7135090</text:p>
              </table:table-cell>
              <table:table-cell office:value-type="float" office:value="18601600">
                <text:p>18601600</text:p>
              </table:table-cell>
              <table:table-cell office:value-type="float" office:value="15034300">
                <text:p>15034300</text:p>
              </table:table-cell>
              <table:table-cell office:value-type="float" office:value="19825100">
                <text:p>19825100</text:p>
              </table:table-cell>
              <table:table-cell office:value-type="float" office:value="8432880">
                <text:p>8432880</text:p>
              </table:table-cell>
              <table:table-cell office:value-type="float" office:value="5640760">
                <text:p>5640760</text:p>
              </table:table-cell>
              <table:table-cell office:value-type="float" office:value="16512000">
                <text:p>165120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077350">
                <text:p>7077350</text:p>
              </table:table-cell>
              <table:table-cell office:value-type="float" office:value="14727300">
                <text:p>14727300</text:p>
              </table:table-cell>
              <table:table-cell office:value-type="float" office:value="15414500">
                <text:p>15414500</text:p>
              </table:table-cell>
              <table:table-cell office:value-type="float" office:value="17585100">
                <text:p>17585100</text:p>
              </table:table-cell>
              <table:table-cell office:value-type="float" office:value="2843930">
                <text:p>2843930</text:p>
              </table:table-cell>
              <table:table-cell office:value-type="float" office:value="7252960">
                <text:p>7252960</text:p>
              </table:table-cell>
              <table:table-cell office:value-type="float" office:value="17733700">
                <text:p>177337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34400">
                <text:p>7034400</text:p>
              </table:table-cell>
              <table:table-cell office:value-type="float" office:value="14057800">
                <text:p>14057800</text:p>
              </table:table-cell>
              <table:table-cell office:value-type="float" office:value="14302500">
                <text:p>14302500</text:p>
              </table:table-cell>
              <table:table-cell office:value-type="float" office:value="19208300">
                <text:p>19208300</text:p>
              </table:table-cell>
              <table:table-cell office:value-type="float" office:value="6109310">
                <text:p>6109310</text:p>
              </table:table-cell>
              <table:table-cell office:value-type="float" office:value="4206250">
                <text:p>4206250</text:p>
              </table:table-cell>
              <table:table-cell office:value-type="float" office:value="18207900">
                <text:p>182079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57710">
                <text:p>7357710</text:p>
              </table:table-cell>
              <table:table-cell office:value-type="float" office:value="10456200">
                <text:p>10456200</text:p>
              </table:table-cell>
              <table:table-cell office:value-type="float" office:value="11342700">
                <text:p>11342700</text:p>
              </table:table-cell>
              <table:table-cell office:value-type="float" office:value="20795300">
                <text:p>20795300</text:p>
              </table:table-cell>
              <table:table-cell office:value-type="float" office:value="4211880">
                <text:p>4211880</text:p>
              </table:table-cell>
              <table:table-cell office:value-type="float" office:value="4077510">
                <text:p>4077510</text:p>
              </table:table-cell>
              <table:table-cell office:value-type="float" office:value="15815200">
                <text:p>15815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993cb766f2244f41321cec91f1d644dce1f47c5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65cm" svg:y="0.535cm" chart:style-name="ch2">
          <text:p>BlockingQueuesTest</text:p>
        </chart:title>
        <chart:subtitle svg:x="15.067cm" svg:y="1.713cm" chart:style-name="ch3">
          <text:p>1 * i7-2600K CPU @ 3.40GHz</text:p>
        </chart:subtitle>
        <chart:legend chart:legend-position="end" svg:x="30.493cm" svg:y="8.444cm" style:legend-expansion="high" chart:style-name="ch4"/>
        <chart:plot-area chart:style-name="ch5" table:cell-range-address="Sheet4.A1:Sheet4.G17" chart:data-source-has-labels="both" svg:x="1.721cm" svg:y="3.194cm" svg:width="27.352cm" svg:height="15.403cm">
          <chartooo:coordinate-region svg:x="3.639cm" svg:y="3.393cm" svg:width="25.247cm" svg:height="14.557cm"/>
          <chart:axis chart:dimension="x" chart:name="primary-x" chart:style-name="ch6" chartooo:axis-type="auto">
            <chartooo:date-scale/>
            <chart:title svg:x="14.308cm" svg:y="18.996cm" chart:style-name="ch7">
              <text:p># of producers</text:p>
            </chart:title>
            <chart:categories table:cell-range-address="Sheet4.A2:Sheet4.A17"/>
            <chart:grid chart:style-name="ch8" chart:class="major"/>
          </chart:axis>
          <chart:axis chart:dimension="y" chart:name="primary-y" chart:style-name="ch9">
            <chart:title svg:x="0.451cm" svg:y="12.368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4.B2:Sheet4.B17" chart:label-cell-address="Sheet4.B1:Sheet4.B1" chart:class="chart:line">
            <chart:data-point chart:repeated="16"/>
          </chart:series>
          <chart:series chart:style-name="ch12" chart:values-cell-range-address="Sheet4.C2:Sheet4.C17" chart:label-cell-address="Sheet4.C1:Sheet4.C1" chart:class="chart:line">
            <chart:data-point chart:repeated="16"/>
          </chart:series>
          <chart:series chart:style-name="ch13" chart:values-cell-range-address="Sheet4.D2:Sheet4.D17" chart:label-cell-address="Sheet4.D1:Sheet4.D1" chart:class="chart:line">
            <chart:data-point chart:repeated="16"/>
          </chart:series>
          <chart:series chart:style-name="ch14" chart:values-cell-range-address="Sheet4.E2:Sheet4.E17" chart:label-cell-address="Sheet4.E1:Sheet4.E1" chart:class="chart:line">
            <chart:data-point chart:repeated="16"/>
          </chart:series>
          <chart:series chart:style-name="ch15" chart:values-cell-range-address="Sheet4.F2:Sheet4.F17" chart:label-cell-address="Sheet4.F1:Sheet4.F1" chart:class="chart:line">
            <chart:data-point chart:repeated="16"/>
          </chart:series>
          <chart:series chart:style-name="ch16" chart:values-cell-range-address="Sheet4.G2:Sheet4.G17" chart:label-cell-address="Sheet4.G1:Sheet4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urrentLinkedQueue</text:p>
                <draw:g>
                  <svg:desc>Sheet4.B1:Sheet4.B1</svg:desc>
                </draw:g>
              </table:table-cell>
              <table:table-cell office:value-type="string">
                <text:p>MPSCQueue</text:p>
                <draw:g>
                  <svg:desc>Sheet4.C1:Sheet4.C1</svg:desc>
                </draw:g>
              </table:table-cell>
              <table:table-cell office:value-type="string">
                <text:p>MPSCQueue.Bounded</text:p>
                <draw:g>
                  <svg:desc>Sheet4.D1:Sheet4.D1</svg:desc>
                </draw:g>
              </table:table-cell>
              <table:table-cell office:value-type="string">
                <text:p>MPMCQueue</text:p>
                <draw:g>
                  <svg:desc>Sheet4.E1:Sheet4.E1</svg:desc>
                </draw:g>
              </table:table-cell>
              <table:table-cell office:value-type="string">
                <text:p>MPMCQueue.Bounded</text:p>
                <draw:g>
                  <svg:desc>Sheet4.F1:Sheet4.F1</svg:desc>
                </draw:g>
              </table:table-cell>
              <table:table-cell office:value-type="string">
                <text:p/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A2:Sheet4.A17</svg:desc>
                </draw:g>
              </table:table-cell>
              <table:table-cell office:value-type="float" office:value="15405900">
                <text:p>15405900</text:p>
                <draw:g>
                  <svg:desc>Sheet4.B2:Sheet4.B17</svg:desc>
                </draw:g>
              </table:table-cell>
              <table:table-cell office:value-type="float" office:value="17716600">
                <text:p>17716600</text:p>
                <draw:g>
                  <svg:desc>Sheet4.C2:Sheet4.C17</svg:desc>
                </draw:g>
              </table:table-cell>
              <table:table-cell office:value-type="float" office:value="11230100">
                <text:p>11230100</text:p>
                <draw:g>
                  <svg:desc>Sheet4.D2:Sheet4.D17</svg:desc>
                </draw:g>
              </table:table-cell>
              <table:table-cell office:value-type="float" office:value="19487600">
                <text:p>19487600</text:p>
                <draw:g>
                  <svg:desc>Sheet4.E2:Sheet4.E17</svg:desc>
                </draw:g>
              </table:table-cell>
              <table:table-cell office:value-type="float" office:value="11950200">
                <text:p>11950200</text:p>
                <draw:g>
                  <svg:desc>Sheet4.F2:Sheet4.F17</svg:desc>
                </draw:g>
              </table:table-cell>
              <table:table-cell office:value-type="float" office:value="NaN">
                <text:p>NaN</text:p>
                <draw:g>
                  <svg:desc>Sheet4.G2:Sheet4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901700">
                <text:p>12901700</text:p>
              </table:table-cell>
              <table:table-cell office:value-type="float" office:value="21184900">
                <text:p>21184900</text:p>
              </table:table-cell>
              <table:table-cell office:value-type="float" office:value="14146100">
                <text:p>14146100</text:p>
              </table:table-cell>
              <table:table-cell office:value-type="float" office:value="23159900">
                <text:p>23159900</text:p>
              </table:table-cell>
              <table:table-cell office:value-type="float" office:value="15031600">
                <text:p>1503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2981600">
                <text:p>12981600</text:p>
              </table:table-cell>
              <table:table-cell office:value-type="float" office:value="30660200">
                <text:p>30660200</text:p>
              </table:table-cell>
              <table:table-cell office:value-type="float" office:value="17923800">
                <text:p>17923800</text:p>
              </table:table-cell>
              <table:table-cell office:value-type="float" office:value="22750200">
                <text:p>22750200</text:p>
              </table:table-cell>
              <table:table-cell office:value-type="float" office:value="15519600">
                <text:p>1551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459900">
                <text:p>12459900</text:p>
              </table:table-cell>
              <table:table-cell office:value-type="float" office:value="33988800">
                <text:p>33988800</text:p>
              </table:table-cell>
              <table:table-cell office:value-type="float" office:value="22156600">
                <text:p>22156600</text:p>
              </table:table-cell>
              <table:table-cell office:value-type="float" office:value="14535100">
                <text:p>14535100</text:p>
              </table:table-cell>
              <table:table-cell office:value-type="float" office:value="19180500">
                <text:p>19180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429500">
                <text:p>12429500</text:p>
              </table:table-cell>
              <table:table-cell office:value-type="float" office:value="37968400">
                <text:p>37968400</text:p>
              </table:table-cell>
              <table:table-cell office:value-type="float" office:value="26383900">
                <text:p>26383900</text:p>
              </table:table-cell>
              <table:table-cell office:value-type="float" office:value="19374400">
                <text:p>19374400</text:p>
              </table:table-cell>
              <table:table-cell office:value-type="float" office:value="20406900">
                <text:p>20406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641500">
                <text:p>12641500</text:p>
              </table:table-cell>
              <table:table-cell office:value-type="float" office:value="33058600">
                <text:p>33058600</text:p>
              </table:table-cell>
              <table:table-cell office:value-type="float" office:value="27017200">
                <text:p>27017200</text:p>
              </table:table-cell>
              <table:table-cell office:value-type="float" office:value="16485600">
                <text:p>16485600</text:p>
              </table:table-cell>
              <table:table-cell office:value-type="float" office:value="21333000">
                <text:p>2133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6900">
                <text:p>12786900</text:p>
              </table:table-cell>
              <table:table-cell office:value-type="float" office:value="40217400">
                <text:p>40217400</text:p>
              </table:table-cell>
              <table:table-cell office:value-type="float" office:value="27582500">
                <text:p>27582500</text:p>
              </table:table-cell>
              <table:table-cell office:value-type="float" office:value="12491200">
                <text:p>12491200</text:p>
              </table:table-cell>
              <table:table-cell office:value-type="float" office:value="20936600">
                <text:p>20936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516500">
                <text:p>12516500</text:p>
              </table:table-cell>
              <table:table-cell office:value-type="float" office:value="31122400">
                <text:p>31122400</text:p>
              </table:table-cell>
              <table:table-cell office:value-type="float" office:value="21685200">
                <text:p>21685200</text:p>
              </table:table-cell>
              <table:table-cell office:value-type="float" office:value="14373300">
                <text:p>14373300</text:p>
              </table:table-cell>
              <table:table-cell office:value-type="float" office:value="17491100">
                <text:p>1749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317000">
                <text:p>12317000</text:p>
              </table:table-cell>
              <table:table-cell office:value-type="float" office:value="32882800">
                <text:p>32882800</text:p>
              </table:table-cell>
              <table:table-cell office:value-type="float" office:value="16365300">
                <text:p>16365300</text:p>
              </table:table-cell>
              <table:table-cell office:value-type="float" office:value="9734440">
                <text:p>9734440</text:p>
              </table:table-cell>
              <table:table-cell office:value-type="float" office:value="13436200">
                <text:p>1343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974200">
                <text:p>11974200</text:p>
              </table:table-cell>
              <table:table-cell office:value-type="float" office:value="33775700">
                <text:p>33775700</text:p>
              </table:table-cell>
              <table:table-cell office:value-type="float" office:value="14197200">
                <text:p>14197200</text:p>
              </table:table-cell>
              <table:table-cell office:value-type="float" office:value="9026050">
                <text:p>9026050</text:p>
              </table:table-cell>
              <table:table-cell office:value-type="float" office:value="11039500">
                <text:p>11039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918400">
                <text:p>10918400</text:p>
              </table:table-cell>
              <table:table-cell office:value-type="float" office:value="26344200">
                <text:p>26344200</text:p>
              </table:table-cell>
              <table:table-cell office:value-type="float" office:value="12986200">
                <text:p>12986200</text:p>
              </table:table-cell>
              <table:table-cell office:value-type="float" office:value="4632650">
                <text:p>4632650</text:p>
              </table:table-cell>
              <table:table-cell office:value-type="float" office:value="9459040">
                <text:p>9459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474900">
                <text:p>10474900</text:p>
              </table:table-cell>
              <table:table-cell office:value-type="float" office:value="28744600">
                <text:p>28744600</text:p>
              </table:table-cell>
              <table:table-cell office:value-type="float" office:value="10663600">
                <text:p>10663600</text:p>
              </table:table-cell>
              <table:table-cell office:value-type="float" office:value="6022340">
                <text:p>6022340</text:p>
              </table:table-cell>
              <table:table-cell office:value-type="float" office:value="8461080">
                <text:p>846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158300">
                <text:p>10158300</text:p>
              </table:table-cell>
              <table:table-cell office:value-type="float" office:value="31789800">
                <text:p>31789800</text:p>
              </table:table-cell>
              <table:table-cell office:value-type="float" office:value="8469960">
                <text:p>8469960</text:p>
              </table:table-cell>
              <table:table-cell office:value-type="float" office:value="3374180">
                <text:p>3374180</text:p>
              </table:table-cell>
              <table:table-cell office:value-type="float" office:value="7410360">
                <text:p>7410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155840">
                <text:p>9155840</text:p>
              </table:table-cell>
              <table:table-cell office:value-type="float" office:value="26437000">
                <text:p>26437000</text:p>
              </table:table-cell>
              <table:table-cell office:value-type="float" office:value="8225140">
                <text:p>8225140</text:p>
              </table:table-cell>
              <table:table-cell office:value-type="float" office:value="5942710">
                <text:p>5942710</text:p>
              </table:table-cell>
              <table:table-cell office:value-type="float" office:value="7027550">
                <text:p>7027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404090">
                <text:p>9404090</text:p>
              </table:table-cell>
              <table:table-cell office:value-type="float" office:value="28257900">
                <text:p>28257900</text:p>
              </table:table-cell>
              <table:table-cell office:value-type="float" office:value="7869960">
                <text:p>7869960</text:p>
              </table:table-cell>
              <table:table-cell office:value-type="float" office:value="4496360">
                <text:p>4496360</text:p>
              </table:table-cell>
              <table:table-cell office:value-type="float" office:value="6108880">
                <text:p>6108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157540">
                <text:p>9157540</text:p>
              </table:table-cell>
              <table:table-cell office:value-type="float" office:value="18919400">
                <text:p>18919400</text:p>
              </table:table-cell>
              <table:table-cell office:value-type="float" office:value="7462600">
                <text:p>7462600</text:p>
              </table:table-cell>
              <table:table-cell office:value-type="float" office:value="2429130">
                <text:p>2429130</text:p>
              </table:table-cell>
              <table:table-cell office:value-type="float" office:value="5605660">
                <text:p>56056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993cb766f2244f41321cec91f1d644dce1f47c5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